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1pt" officeooo:rsid="00135a4e" officeooo:paragraph-rsid="00135a4e" style:font-size-asian="21pt" style:font-size-complex="21pt"/>
    </style:style>
    <style:style style:name="P2" style:family="paragraph" style:parent-style-name="Standard">
      <style:text-properties fo:font-size="21pt" officeooo:rsid="00135a4e" officeooo:paragraph-rsid="00135a4e" style:font-size-asian="21pt" style:font-size-complex="21pt" loext:padding="0.049cm" loext:border="0.06pt solid #d9d9e3"/>
    </style:style>
    <style:style style:name="P3" style:family="paragraph" style:parent-style-name="Standard">
      <style:text-properties fo:font-size="21pt" officeooo:rsid="00179b7f" officeooo:paragraph-rsid="00179b7f" style:font-size-asian="21pt" style:font-size-complex="21pt"/>
    </style:style>
    <style:style style:name="P4" style:family="paragraph" style:parent-style-name="Text_20_body">
      <style:text-properties fo:font-size="21pt" officeooo:rsid="00179b7f" officeooo:paragraph-rsid="00179b7f" style:font-size-asian="21pt" style:font-size-complex="21pt"/>
    </style:style>
    <style:style style:name="P5" style:family="paragraph" style:parent-style-name="Standard">
      <style:text-properties fo:font-size="21pt" officeooo:rsid="00179b7f" officeooo:paragraph-rsid="00179b7f" style:font-size-asian="21pt" style:font-size-complex="21pt" loext:padding="0.049cm" loext:border="0.06pt solid #d9d9e3"/>
    </style:style>
    <style:style style:name="P6" style:family="paragraph" style:parent-style-name="Standard">
      <style:text-properties fo:font-size="21pt" officeooo:rsid="00220328" officeooo:paragraph-rsid="00220328" style:font-size-asian="21pt" style:font-size-complex="21pt"/>
    </style:style>
    <style:style style:name="P7" style:family="paragraph" style:parent-style-name="Text_20_body">
      <style:text-properties fo:font-size="21pt" officeooo:rsid="00220328" officeooo:paragraph-rsid="00220328" style:font-size-asian="21pt" style:font-size-complex="21pt"/>
    </style:style>
    <style:style style:name="P8" style:family="paragraph" style:parent-style-name="Standard">
      <style:text-properties fo:font-size="21pt" officeooo:rsid="00220328" officeooo:paragraph-rsid="0055e42b" style:font-size-asian="21pt" style:font-size-complex="21pt"/>
    </style:style>
    <style:style style:name="P9" style:family="paragraph" style:parent-style-name="Text_20_body">
      <style:text-properties fo:font-size="21pt" officeooo:rsid="00220328" officeooo:paragraph-rsid="00366953" style:font-size-asian="21pt" style:font-size-complex="21pt"/>
    </style:style>
    <style:style style:name="P10" style:family="paragraph" style:parent-style-name="Standard">
      <style:text-properties fo:font-size="21pt" officeooo:rsid="005b2d99" officeooo:paragraph-rsid="005b2d99" style:font-size-asian="21pt" style:font-size-complex="21pt"/>
    </style:style>
    <style:style style:name="P11" style:family="paragraph" style:parent-style-name="Text_20_body">
      <style:text-properties fo:font-size="21pt" officeooo:rsid="001f4053" officeooo:paragraph-rsid="001f4053" style:font-size-asian="21pt" style:font-size-complex="21pt"/>
    </style:style>
    <style:style style:name="P12" style:family="paragraph" style:parent-style-name="Standard">
      <style:text-properties fo:font-size="21pt" fo:font-weight="bold" officeooo:rsid="00220328" officeooo:paragraph-rsid="00220328" style:font-size-asian="21pt" style:font-weight-asian="bold" style:font-size-complex="21pt" style:font-weight-complex="bold"/>
    </style:style>
    <style:style style:name="P13" style:family="paragraph" style:parent-style-name="Standard">
      <style:text-properties fo:font-size="21pt" fo:font-weight="bold" officeooo:rsid="005b2d99" officeooo:paragraph-rsid="005b2d99" style:font-size-asian="21pt" style:font-weight-asian="bold" style:font-size-complex="21pt" style:font-weight-complex="bold"/>
    </style:style>
    <style:style style:name="P14" style:family="paragraph" style:parent-style-name="Text_20_body">
      <style:text-properties fo:font-size="21pt" fo:font-weight="bold" officeooo:rsid="005b2d99" officeooo:paragraph-rsid="005b2d99" style:font-size-asian="21pt" style:font-weight-asian="bold" style:font-size-complex="21pt" style:font-weight-complex="bold"/>
    </style:style>
    <style:style style:name="P15" style:family="paragraph" style:parent-style-name="Standard">
      <style:text-properties officeooo:paragraph-rsid="00179b7f"/>
    </style:style>
    <style:style style:name="P16" style:family="paragraph" style:parent-style-name="Standard">
      <style:text-properties fo:font-size="24pt" fo:font-weight="bold" officeooo:rsid="00220328" officeooo:paragraph-rsid="00220328" style:font-size-asian="24pt" style:font-weight-asian="bold" style:font-size-complex="24pt" style:font-weight-complex="bold"/>
    </style:style>
    <style:style style:name="P17" style:family="paragraph" style:parent-style-name="Text_20_body">
      <style:paragraph-properties fo:padding="0.049cm" fo:border="0.06pt solid #d9d9e3"/>
      <style:text-properties loext:padding="0.049cm" loext:border="0.06pt solid #d9d9e3"/>
    </style:style>
    <style:style style:name="P18" style:family="paragraph" style:parent-style-name="Text_20_body">
      <style:paragraph-properties fo:margin-top="0cm" fo:margin-bottom="0cm" style:contextual-spacing="false"/>
      <style:text-properties loext:padding="0.049cm" loext:border="0.06pt solid #d9d9e3"/>
    </style:style>
    <style:style style:name="P19" style:family="paragraph" style:parent-style-name="Text_20_body">
      <style:paragraph-properties fo:padding="0.049cm" fo:border="0.06pt solid #d9d9e3"/>
    </style:style>
    <style:style style:name="P20" style:family="paragraph" style:parent-style-name="Text_20_body">
      <style:paragraph-properties fo:padding="0.049cm" fo:border="0.06pt solid #d9d9e3"/>
      <style:text-properties fo:font-size="16pt" style:font-size-asian="16pt" style:font-size-complex="16pt"/>
    </style:style>
    <style:style style:name="P21" style:family="paragraph" style:parent-style-name="Text_20_body" style:list-style-name="L1">
      <style:paragraph-properties fo:padding="0.049cm" fo:border="0.06pt solid #d9d9e3"/>
    </style:style>
    <style:style style:name="P22" style:family="paragraph" style:parent-style-name="Text_20_body" style:list-style-name="L2">
      <style:paragraph-properties fo:padding="0.049cm" fo:border="0.06pt solid #d9d9e3"/>
    </style:style>
    <style:style style:name="P23" style:family="paragraph" style:parent-style-name="Text_20_body" style:list-style-name="L3">
      <style:paragraph-properties fo:padding="0.049cm" fo:border="0.06pt solid #d9d9e3"/>
    </style:style>
    <style:style style:name="P24" style:family="paragraph" style:parent-style-name="Text_20_body" style:list-style-name="L4">
      <style:paragraph-properties fo:padding="0.049cm" fo:border="0.06pt solid #d9d9e3"/>
    </style:style>
    <style:style style:name="P25" style:family="paragraph" style:parent-style-name="Text_20_body" style:list-style-name="L5">
      <style:paragraph-properties fo:padding="0.049cm" fo:border="0.06pt solid #d9d9e3"/>
    </style:style>
    <style:style style:name="P26" style:family="paragraph" style:parent-style-name="Text_20_body" style:list-style-name="L6">
      <style:paragraph-properties fo:padding="0.049cm" fo:border="0.06pt solid #d9d9e3"/>
    </style:style>
    <style:style style:name="P27" style:family="paragraph" style:parent-style-name="Text_20_body" style:list-style-name="L7">
      <style:paragraph-properties fo:padding="0.049cm" fo:border="0.06pt solid #d9d9e3"/>
    </style:style>
    <style:style style:name="P28" style:family="paragraph" style:parent-style-name="Text_20_body" style:list-style-name="L8">
      <style:paragraph-properties fo:padding="0.049cm" fo:border="0.06pt solid #d9d9e3"/>
    </style:style>
    <style:style style:name="P29" style:family="paragraph" style:parent-style-name="Text_20_body" style:list-style-name="L9">
      <style:paragraph-properties fo:padding="0.049cm" fo:border="0.06pt solid #d9d9e3"/>
    </style:style>
    <style:style style:name="P30" style:family="paragraph" style:parent-style-name="Text_20_body" style:list-style-name="L10">
      <style:paragraph-properties fo:padding="0.049cm" fo:border="0.06pt solid #d9d9e3"/>
    </style:style>
    <style:style style:name="P31" style:family="paragraph" style:parent-style-name="Text_20_body" style:list-style-name="L11">
      <style:paragraph-properties fo:padding="0.049cm" fo:border="0.06pt solid #d9d9e3"/>
    </style:style>
    <style:style style:name="P32" style:family="paragraph" style:parent-style-name="Text_20_body" style:list-style-name="L12">
      <style:paragraph-properties fo:padding="0.049cm" fo:border="0.06pt solid #d9d9e3"/>
    </style:style>
    <style:style style:name="P33" style:family="paragraph" style:parent-style-name="Text_20_body" style:list-style-name="L13">
      <style:paragraph-properties fo:padding="0.049cm" fo:border="0.06pt solid #d9d9e3"/>
    </style:style>
    <style:style style:name="P34" style:family="paragraph" style:parent-style-name="Text_20_body" style:list-style-name="L14">
      <style:paragraph-properties fo:padding="0.049cm" fo:border="0.06pt solid #d9d9e3"/>
    </style:style>
    <style:style style:name="P35" style:family="paragraph" style:parent-style-name="Text_20_body" style:list-style-name="L15">
      <style:paragraph-properties fo:margin-top="0cm" fo:margin-bottom="0cm" style:contextual-spacing="false" fo:padding="0.049cm" fo:border="0.06pt solid #d9d9e3"/>
    </style:style>
    <style:style style:name="P36" style:family="paragraph" style:parent-style-name="Text_20_body" style:list-style-name="L15">
      <style:paragraph-properties fo:padding="0.049cm" fo:border="0.06pt solid #d9d9e3"/>
    </style:style>
    <style:style style:name="P37" style:family="paragraph" style:parent-style-name="Text_20_body" style:list-style-name="L16">
      <style:paragraph-properties fo:margin-top="0cm" fo:margin-bottom="0cm" style:contextual-spacing="false" fo:padding="0.049cm" fo:border="0.06pt solid #d9d9e3"/>
    </style:style>
    <style:style style:name="P38" style:family="paragraph" style:parent-style-name="Text_20_body" style:list-style-name="L16">
      <style:paragraph-properties fo:padding="0.049cm" fo:border="0.06pt solid #d9d9e3"/>
    </style:style>
    <style:style style:name="P39" style:family="paragraph" style:parent-style-name="Text_20_body" style:list-style-name="L17">
      <style:paragraph-properties fo:margin-top="0cm" fo:margin-bottom="0cm" style:contextual-spacing="false" fo:padding="0.049cm" fo:border="0.06pt solid #d9d9e3"/>
    </style:style>
    <style:style style:name="P40" style:family="paragraph" style:parent-style-name="Text_20_body" style:list-style-name="L17">
      <style:paragraph-properties fo:padding="0.049cm" fo:border="0.06pt solid #d9d9e3"/>
    </style:style>
    <style:style style:name="P41" style:family="paragraph" style:parent-style-name="Text_20_body" style:list-style-name="L18">
      <style:paragraph-properties fo:margin-top="0cm" fo:margin-bottom="0cm" style:contextual-spacing="false" fo:padding="0.049cm" fo:border="0.06pt solid #d9d9e3"/>
    </style:style>
    <style:style style:name="P42" style:family="paragraph" style:parent-style-name="Text_20_body" style:list-style-name="L18">
      <style:paragraph-properties fo:padding="0.049cm" fo:border="0.06pt solid #d9d9e3"/>
    </style:style>
    <style:style style:name="P43" style:family="paragraph" style:parent-style-name="Text_20_body" style:list-style-name="L19">
      <style:paragraph-properties fo:padding="0.049cm" fo:border="0.06pt solid #d9d9e3"/>
    </style:style>
    <style:style style:name="P44" style:family="paragraph" style:parent-style-name="Text_20_body" style:list-style-name="L20">
      <style:paragraph-properties fo:padding="0.049cm" fo:border="0.06pt solid #d9d9e3"/>
    </style:style>
    <style:style style:name="P45" style:family="paragraph" style:parent-style-name="Text_20_body" style:list-style-name="L21">
      <style:paragraph-properties fo:padding="0.049cm" fo:border="0.06pt solid #d9d9e3"/>
    </style:style>
    <style:style style:name="P46" style:family="paragraph" style:parent-style-name="Text_20_body" style:list-style-name="L22">
      <style:paragraph-properties fo:margin-top="0cm" fo:margin-bottom="0cm" style:contextual-spacing="false" fo:padding="0.049cm" fo:border="0.06pt solid #d9d9e3"/>
    </style:style>
    <style:style style:name="P47" style:family="paragraph" style:parent-style-name="Text_20_body" style:list-style-name="L22">
      <style:paragraph-properties fo:padding="0.049cm" fo:border="0.06pt solid #d9d9e3"/>
    </style:style>
    <style:style style:name="P48" style:family="paragraph" style:parent-style-name="Text_20_body" style:list-style-name="L23">
      <style:paragraph-properties fo:margin-top="0cm" fo:margin-bottom="0cm" style:contextual-spacing="false" fo:padding="0.049cm" fo:border="0.06pt solid #d9d9e3"/>
    </style:style>
    <style:style style:name="P49" style:family="paragraph" style:parent-style-name="Text_20_body" style:list-style-name="L23">
      <style:paragraph-properties fo:padding="0.049cm" fo:border="0.06pt solid #d9d9e3"/>
    </style:style>
    <style:style style:name="P50" style:family="paragraph" style:parent-style-name="Text_20_body" style:list-style-name="L24">
      <style:paragraph-properties fo:margin-top="0cm" fo:margin-bottom="0cm" style:contextual-spacing="false" fo:padding="0.049cm" fo:border="0.06pt solid #d9d9e3"/>
    </style:style>
    <style:style style:name="P51" style:family="paragraph" style:parent-style-name="Text_20_body" style:list-style-name="L24">
      <style:paragraph-properties fo:padding="0.049cm" fo:border="0.06pt solid #d9d9e3"/>
    </style:style>
    <style:style style:name="P52" style:family="paragraph" style:parent-style-name="Text_20_body" style:list-style-name="L25">
      <style:paragraph-properties fo:margin-top="0cm" fo:margin-bottom="0cm" style:contextual-spacing="false" fo:padding="0.049cm" fo:border="0.06pt solid #d9d9e3"/>
    </style:style>
    <style:style style:name="P53" style:family="paragraph" style:parent-style-name="Text_20_body" style:list-style-name="L25">
      <style:paragraph-properties fo:padding="0.049cm" fo:border="0.06pt solid #d9d9e3"/>
    </style:style>
    <style:style style:name="P54" style:family="paragraph" style:parent-style-name="Text_20_body" style:list-style-name="L26">
      <style:paragraph-properties fo:padding="0.049cm" fo:border="0.06pt solid #d9d9e3"/>
    </style:style>
    <style:style style:name="P55" style:family="paragraph" style:parent-style-name="Text_20_body" style:list-style-name="L27">
      <style:paragraph-properties fo:padding="0.049cm" fo:border="0.06pt solid #d9d9e3"/>
    </style:style>
    <style:style style:name="P56" style:family="paragraph" style:parent-style-name="Text_20_body" style:list-style-name="L28">
      <style:paragraph-properties fo:margin-top="0cm" fo:margin-bottom="0cm" style:contextual-spacing="false" fo:padding="0.049cm" fo:border="0.06pt solid #d9d9e3"/>
    </style:style>
    <style:style style:name="P57" style:family="paragraph" style:parent-style-name="Text_20_body" style:list-style-name="L28">
      <style:paragraph-properties fo:padding="0.049cm" fo:border="0.06pt solid #d9d9e3"/>
    </style:style>
    <style:style style:name="P58" style:family="paragraph" style:parent-style-name="Text_20_body" style:list-style-name="L29">
      <style:paragraph-properties fo:margin-top="0cm" fo:margin-bottom="0cm" style:contextual-spacing="false" fo:padding="0.049cm" fo:border="0.06pt solid #d9d9e3"/>
    </style:style>
    <style:style style:name="P59" style:family="paragraph" style:parent-style-name="Text_20_body" style:list-style-name="L29">
      <style:paragraph-properties fo:padding="0.049cm" fo:border="0.06pt solid #d9d9e3"/>
    </style:style>
    <style:style style:name="P60" style:family="paragraph" style:parent-style-name="Text_20_body" style:list-style-name="L30">
      <style:paragraph-properties fo:padding="0.049cm" fo:border="0.06pt solid #d9d9e3"/>
    </style:style>
    <style:style style:name="P61" style:family="paragraph" style:parent-style-name="Text_20_body" style:list-style-name="L31">
      <style:paragraph-properties fo:padding="0.049cm" fo:border="0.06pt solid #d9d9e3"/>
    </style:style>
    <style:style style:name="P62" style:family="paragraph" style:parent-style-name="Text_20_body" style:list-style-name="L32">
      <style:paragraph-properties fo:margin-top="0cm" fo:margin-bottom="0cm" style:contextual-spacing="false" fo:padding="0.049cm" fo:border="0.06pt solid #d9d9e3"/>
    </style:style>
    <style:style style:name="P63" style:family="paragraph" style:parent-style-name="Text_20_body" style:list-style-name="L32">
      <style:paragraph-properties fo:padding="0.049cm" fo:border="0.06pt solid #d9d9e3"/>
    </style:style>
    <style:style style:name="T1" style:family="text">
      <style:text-properties loext:padding="0.049cm" loext:border="0.06pt solid #d9d9e3"/>
    </style:style>
    <style:style style:name="T2" style:family="text">
      <style:text-properties fo:font-size="21pt" officeooo:rsid="00179b7f" style:font-size-asian="21pt" style:font-size-complex="21pt"/>
    </style:style>
    <style:style style:name="T3" style:family="text">
      <style:text-properties fo:font-size="15pt" style:font-size-asian="15pt" style:font-size-complex="15pt"/>
    </style:style>
    <style:style style:name="T4" style:family="text">
      <style:text-properties fo:font-size="15pt" style:font-size-asian="15pt" style:font-size-complex="15pt" loext:padding="0.049cm" loext:border="0.06pt solid #d9d9e3"/>
    </style:style>
    <style:style style:name="T5" style:family="text">
      <style:text-properties fo:font-size="18pt" style:font-size-asian="18pt" style:font-size-complex="18pt"/>
    </style:style>
    <style:style style:name="T6" style:family="text">
      <style:text-properties fo:font-size="18pt" style:font-size-asian="18pt" style:font-size-complex="18pt" loext:padding="0.049cm" loext:border="0.06pt solid #d9d9e3"/>
    </style:style>
    <style:style style:name="T7" style:family="text">
      <style:text-properties fo:font-size="16pt" style:font-size-asian="16pt" style:font-size-complex="16pt"/>
    </style:style>
    <style:style style:name="T8" style:family="text">
      <style:text-properties fo:font-size="16pt" style:font-size-asian="16pt" style:font-size-complex="16pt" loext:padding="0.049cm" loext:border="0.06pt solid #d9d9e3"/>
    </style:style>
    <style:style style:name="T9" style:family="text">
      <style:text-properties officeooo:rsid="00349647" loext:padding="0.049cm" loext:border="0.06pt solid #d9d9e3"/>
    </style:style>
    <style:style style:name="T10" style:family="text">
      <style:text-properties officeooo:rsid="005102dc"/>
    </style:style>
    <style:style style:name="T11" style:family="text">
      <style:text-properties fo:font-size="24pt" style:font-size-asian="24pt" style:font-size-complex="24pt" loext:padding="0.049cm" loext:border="0.06pt solid #d9d9e3"/>
    </style:style>
    <style:style style:name="T12" style:family="text">
      <style:text-properties fo:font-size="12pt"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6"/>STRATEGIC <text:s/>MANAGEMENT</text:p>
      <text:p text:style-name="P1"/>
      <text:p text:style-name="P1"/>
      <text:p text:style-name="P2">INTRODUCTION- CONCEPTS IN STRATEGIC MANAGEMENT </text:p>
      <text:p text:style-name="P17">Sure, I'd be happy to explain the concepts in strategic management using simple words and a real-time example.</text:p>
      <text:p text:style-name="P19"><text:span text:style-name="Strong_20_Emphasis"><text:span text:style-name="T1">Strategic Management</text:span></text:span><text:span text:style-name="T1"> is like planning for a journey. Imagine you want to go on a road trip. You wouldn't just start driving randomly, right? You'd think about where you want to go, how to get there, what to take with you, and how to handle unexpected situations.</text:span></text:p>
      <text:p text:style-name="P17">In the business world, strategic management is similar. It's the process of planning and organizing to achieve long-term goals and stay competitive. Let's break down some key concepts:</text:p>
      <text:list xml:id="list1177975628" text:style-name="L1">
        <text:list-item>
          <text:p text:style-name="P21"><text:span text:style-name="Strong_20_Emphasis"><text:span text:style-name="T1">Mission and Vision</text:span></text:span><text:span text:style-name="T1">: Just like your road trip needs a purpose, a company needs a clear mission and vision. The </text:span><text:span text:style-name="Strong_20_Emphasis"><text:span text:style-name="T1">mission</text:span></text:span><text:span text:style-name="T1"> is like the reason the company exists – what it wants to achieve. The </text:span><text:span text:style-name="Strong_20_Emphasis"><text:span text:style-name="T1">vision</text:span></text:span><text:span text:style-name="T1"> is where the company sees itself in the future.</text:span></text:p>
          <text:p text:style-name="P21"><text:span text:style-name="Emphasis"><text:span text:style-name="T1">Example</text:span></text:span><text:span text:style-name="T1">: Apple's mission is to create innovative products that are user-friendly. Their vision is to be a leader in technology that changes the world.</text:span></text:p>
        </text:list-item>
        <text:list-item>
          <text:p text:style-name="P21"><text:span text:style-name="Strong_20_Emphasis"><text:span text:style-name="T1">SWOT Analysis</text:span></text:span><text:span text:style-name="T1">: Before a journey, you'd consider your strengths (what you're good at), weaknesses (what you're not so good at), opportunities (chances to grow), and threats (things that could go wrong). This is called a </text:span><text:span text:style-name="Strong_20_Emphasis"><text:span text:style-name="T1">SWOT analysis</text:span></text:span><text:span text:style-name="T1">.</text:span></text:p>
          <text:p text:style-name="P21"><text:span text:style-name="Emphasis"><text:span text:style-name="T1">Example</text:span></text:span><text:span text:style-name="T1">: A small coffee shop might realize its strength is a cozy atmosphere, weakness is limited menu, opportunity is the lack of competition in the area, and threat is a new Starbucks opening nearby.</text:span></text:p>
        </text:list-item>
        <text:list-item>
          <text:p text:style-name="P21"><text:span text:style-name="Strong_20_Emphasis"><text:span text:style-name="T1">Goals and Objectives</text:span></text:span><text:span text:style-name="T1">: Just like setting destinations for your road trip, companies set specific </text:span><text:span text:style-name="Strong_20_Emphasis"><text:span text:style-name="T1">goals</text:span></text:span><text:span text:style-name="T1"> and </text:span><text:span text:style-name="Strong_20_Emphasis"><text:span text:style-name="T1">objectives</text:span></text:span><text:span text:style-name="T1"> to reach. Goals are big, long-term targets, and objectives are smaller, specific steps to get there.</text:span></text:p>
          <text:p text:style-name="P21"><text:span text:style-name="Emphasis"><text:span text:style-name="T1">Example</text:span></text:span><text:span text:style-name="T1">: A car company's goal might be to increase market share by 20% in five years. One objective could be to launch three new car models within the next year.</text:span></text:p>
        </text:list-item>
        <text:list-item>
          <text:p text:style-name="P21"><text:span text:style-name="Strong_20_Emphasis"><text:span text:style-name="T1">Strategies and Tactics</text:span></text:span><text:span text:style-name="T1">: Strategies are like the routes you choose for your road trip. They're the big plans to achieve your goals. Tactics are the specific actions you take to implement those strategies.</text:span></text:p>
          <text:p text:style-name="P21"><text:soft-page-break/><text:span text:style-name="Emphasis"><text:span text:style-name="T1">Example</text:span></text:span><text:span text:style-name="T1">: A retail store's strategy could be to expand online sales. Tactics might include creating a user-friendly website, offering special online discounts, and using social media for marketing.</text:span></text:p>
        </text:list-item>
        <text:list-item>
          <text:p text:style-name="P21"><text:span text:style-name="Strong_20_Emphasis"><text:span text:style-name="T1">Competitive Advantage</text:span></text:span><text:span text:style-name="T1">: This is what makes a company stand out from its competitors. It's like having a unique feature on your road trip that others don't have.</text:span></text:p>
          <text:p text:style-name="P21"><text:span text:style-name="Emphasis"><text:span text:style-name="T1">Example</text:span></text:span><text:span text:style-name="T1">: Amazon's competitive advantage is its efficient delivery system and vast product selection, giving it an edge over other online retailers.</text:span></text:p>
        </text:list-item>
        <text:list-item>
          <text:p text:style-name="P21"><text:span text:style-name="Strong_20_Emphasis"><text:span text:style-name="T1">Monitoring and Adaptation</text:span></text:span><text:span text:style-name="T1">: Just as you'd check a map or GPS during your road trip to stay on track, companies need to constantly monitor their progress and adapt if things aren't going as planned.</text:span></text:p>
          <text:p text:style-name="P21"><text:span text:style-name="Emphasis"><text:span text:style-name="T1">Example</text:span></text:span><text:span text:style-name="T1">: A restaurant might notice that a new food trend is gaining popularity. To adapt, they could add some trendy dishes to their menu to attract more customers.</text:span></text:p>
        </text:list-item>
      </text:list>
      <text:p text:style-name="P17">In a nutshell, strategic management is about making smart plans, setting goals, and being ready to adjust when things change. Just like a well-planned road trip, it helps companies navigate the business world effectively and reach their desired destinations.</text:p>
      <text:p text:style-name="P1"/>
      <text:p text:style-name="P1"/>
      <text:p text:style-name="P1"/>
      <text:p text:style-name="P1"/>
      <text:p text:style-name="P15"><text:span text:style-name="T2">Characteristics of Strategic Management<text:line-break/><text:line-break/></text:span><text:line-break/>Certainly! Let's break down the characteristics of strategic management using simple words and a real-time example:</text:p>
      <text:list xml:id="list2154739217" text:style-name="L2">
        <text:list-item>
          <text:p text:style-name="P22"><text:span text:style-name="Strong_20_Emphasis"><text:span text:style-name="T1">Systematic Phenomenon</text:span></text:span>: Think of strategic management like building a puzzle. Each piece represents a different plan of action, and when you put them together, they create a bigger picture. These plans all work together, like a team, to achieve a common goal.</text:p>
          <text:p text:style-name="P22"><text:span text:style-name="Strong_20_Emphasis"><text:span text:style-name="T1">Example</text:span></text:span>: Imagine you're a student preparing for exams. You create a study schedule, use flashcards, and practice solving problems. These actions, when combined, help you do well in your exams.</text:p>
        </text:list-item>
        <text:list-item>
          <text:p text:style-name="P22"><text:span text:style-name="Strong_20_Emphasis"><text:span text:style-name="T1">Multidisciplinary</text:span></text:span>: Imagine a soccer team. To win matches, you need players who are good at offense, defense, and goalkeeping. Similarly, strategic management involves people from different areas of expertise working together, like marketing, finance, human resources, and operations.</text:p>
          <text:p text:style-name="P22"><text:soft-page-break/><text:span text:style-name="Strong_20_Emphasis"><text:span text:style-name="T1">Example</text:span></text:span>: A car company planning to launch a new electric car needs input from engineers (operations), accountants (finance), marketers (marketing), and HR experts (human resources) to ensure everything goes smoothly.</text:p>
        </text:list-item>
        <text:list-item>
          <text:p text:style-name="P22"><text:span text:style-name="Strong_20_Emphasis"><text:span text:style-name="T1">Hierarchical</text:span></text:span>: Think of a company as a building with different floors. At the top floor, you have the big decisions that affect the whole company. As you move down, you get into more detailed plans that affect specific parts of the company.</text:p>
          <text:p text:style-name="P22"><text:span text:style-name="Strong_20_Emphasis"><text:span text:style-name="T1">Example</text:span></text:span>: In a retail company, the top management decides to expand to new countries (corporate strategy). Each country's branch then decides on specific products and marketing for their local customers (business unit strategy). And within each branch, departments decide things like pricing and displays (functional strategies).</text:p>
        </text:list-item>
        <text:list-item>
          <text:p text:style-name="P22"><text:span text:style-name="Strong_20_Emphasis"><text:span text:style-name="T1">Dynamic</text:span></text:span>: Consider a sailboat navigating through changing weather. The sailors need to adjust the sails to catch the wind and stay on course. Similarly, strategic management is like adjusting your plans to match the changing environment around you.</text:p>
          <text:p text:style-name="P22"><text:span text:style-name="Strong_20_Emphasis"><text:span text:style-name="T1">Example</text:span></text:span>: A tech company like Apple constantly updates its products to match new trends and technologies. They can't stick to the same strategy because the tech landscape keeps changing.</text:p>
        </text:list-item>
        <text:list-item>
          <text:p text:style-name="P22"><text:span text:style-name="Strong_20_Emphasis"><text:span text:style-name="T1">Multidimensional</text:span></text:span>: Think of a treasure hunt. It's not just about knowing where the treasure is, but also about using the right tools and skills to get there. Similarly, a strategy is not just about having goals; it's about having the resources, skills, and culture needed to achieve those goals.</text:p>
          <text:p text:style-name="P22"><text:span text:style-name="Strong_20_Emphasis"><text:span text:style-name="T1">Example</text:span></text:span>: If a fast-food chain wants to expand internationally, they need not only a good menu (vision and objectives) but also enough money to build new restaurants (resources), skilled managers to oversee operations (competencies), and a motivated team to provide great service (performance culture).</text:p>
        </text:list-item>
      </text:list>
      <text:p text:style-name="P19">In essence, strategic management is like creating a well-coordinated plan (puzzle pieces) that involves people with different expertise (soccer team), is structured according to importance (building floors), adapts to changes (sailboat), and considers all aspects of achieving goals (treasure hunt). It's the art of making a complex business journey simple and successful.</text:p>
      <text:p text:style-name="P3"/>
      <text:p text:style-name="P3"/>
      <text:p text:style-name="P3"/>
      <text:p text:style-name="P3">1.2. SRATEGIC MANAGEMENT AS PROCESS:</text:p>
      <text:p text:style-name="P3"/>
      <text:p text:style-name="P4"><text:line-break/>Absolutely, let's simplify the steps of the strategic <text:soft-page-break/>management process and provide real-world examples for each stage:</text:p>
      <text:list xml:id="list1774281568" text:style-name="L3">
        <text:list-item>
          <text:p text:style-name="P23"><text:span text:style-name="Strong_20_Emphasis"><text:span text:style-name="T1">Environmental Scanning</text:span></text:span>: This is like looking at the big picture and studying the environment where a business operates. It involves understanding both external factors (things outside the company's control) and internal factors (things within the company).</text:p>
          <text:p text:style-name="P23"><text:span text:style-name="Strong_20_Emphasis"><text:span text:style-name="T1">Example</text:span></text:span>: Imagine you own a small bookstore. External factors might include online competition (external threat) and a growing interest in local businesses (external opportunity). Internal factors could be your passionate staff (internal strength) and limited store space (internal weakness).</text:p>
        </text:list-item>
        <text:list-item>
          <text:p text:style-name="P23"><text:span text:style-name="Strong_20_Emphasis"><text:span text:style-name="T1">Strategy Formulation</text:span></text:span>: This step is about planning your way forward. It's like deciding on the best route to reach your destination based on what you learned during environmental scanning.</text:p>
          <text:p text:style-name="P23"><text:span text:style-name="Strong_20_Emphasis"><text:span text:style-name="T1">Example</text:span></text:span>: Continuing with the bookstore, your strategy could be to enhance customer experience by offering cozy reading corners and hosting book clubs (strategy formulation). Your vision might be to become the go-to place for book lovers (vision), your mission to provide a welcoming reading space (mission), and your objectives to increase customer engagement and sales (objectives).</text:p>
        </text:list-item>
        <text:list-item>
          <text:p text:style-name="P23"><text:span text:style-name="Strong_20_Emphasis"><text:span text:style-name="T1">Strategy Implementation</text:span></text:span>: Now it's time to put your plan into action. This step involves setting up the necessary actions, budgets, and procedures to make your strategy happen.</text:p>
          <text:p text:style-name="P23"><text:span text:style-name="Strong_20_Emphasis"><text:span text:style-name="T1">Example</text:span></text:span>: To implement your bookstore's strategy, you might create a budget for renovating the space and purchasing comfortable furniture (budgets). You'll develop procedures for organizing book club meetings and training your staff to be more customer-oriented (procedures).</text:p>
        </text:list-item>
        <text:list-item>
          <text:p text:style-name="P23"><text:span text:style-name="Strong_20_Emphasis"><text:span text:style-name="T1">Evaluation and Control</text:span></text:span>: After executing your strategy, you need to check if you're on the right track and make adjustments if necessary.</text:p>
          <text:p text:style-name="P23"><text:span text:style-name="Strong_20_Emphasis"><text:span text:style-name="T1">Example</text:span></text:span>: A few months after introducing the new reading corners and book clubs, you'll evaluate how many customers are using these features and whether sales have increased. If the results are positive, your strategy is working. If not, you might need to modify your approach. This ongoing evaluation and adjustment keep your strategy effective.</text:p>
        </text:list-item>
      </text:list>
      <text:p text:style-name="P19">To summarize, strategic management is like planning a journey for a business. You start by understanding your surroundings, then decide where you want to go and how to get there. After you're on the road, you make sure you're on track and make corrections as needed. Just like planning a road trip, strategic management helps businesses reach their goals efficiently and successfully.</text:p>
      <text:p text:style-name="P3"/>
      <text:p text:style-name="P3"/>
      <text:p text:style-name="P3"><text:soft-page-break/></text:p>
      <text:p text:style-name="P3"/>
      <text:p text:style-name="P3">1.3. DEVELOPING A STRATEGIC VISION:-</text:p>
      <text:p text:style-name="P3"/>
      <text:p text:style-name="P4"><text:span text:style-name="Strong_20_Emphasis"><text:span text:style-name="T4">1. Meaning of Vision</text:span></text:span><text:span text:style-name="T3">: A vision statement is like a long-term dream for a company. It's a clear and inspiring description of what the company wants to achieve in the future. This statement isn't just for the top executives – it's something that everyone in the organization can understand and work towards. A strong vision encourages innovation and taking risks to stay ahead in the market.</text:span></text:p>
      <text:p text:style-name="P19"><text:span text:style-name="Strong_20_Emphasis"><text:span text:style-name="T1">Example</text:span></text:span>: Imagine a tech company that wants to create a world where technology helps everyone connect seamlessly. This vision statement gives them a direction to work towards, even if they face challenges along the way.</text:p>
      <text:p text:style-name="P19"><text:span text:style-name="Strong_20_Emphasis"><text:span text:style-name="T1">2. Developing a Strategic Vision</text:span></text:span>: To create a vision statement, you go through several steps:</text:p>
      <text:list xml:id="list3666845135" text:style-name="L4">
        <text:list-item>
          <text:p text:style-name="P24"><text:span text:style-name="Strong_20_Emphasis"><text:span text:style-name="T1">Understanding the Organization</text:span></text:span>: Just like getting to know someone, you need to understand what the company is all about – its purpose, industry, values, and structure.</text:p>
          <text:p text:style-name="P24"><text:span text:style-name="Strong_20_Emphasis"><text:span text:style-name="T1">Example</text:span></text:span>: If you're starting a new bakery, you'd want to understand why you're opening it, what kind of bakery it will be, and what values you want to reflect.</text:p>
        </text:list-item>
        <text:list-item>
          <text:p text:style-name="P24"><text:span text:style-name="Strong_20_Emphasis"><text:span text:style-name="T1">Conducting an Audit</text:span></text:span>: This is like checking the current status of the company. You look at its direction, structure, activities, and plans.</text:p>
          <text:p text:style-name="P24"><text:span text:style-name="Strong_20_Emphasis"><text:span text:style-name="T1">Example</text:span></text:span>: If you're running a clothing store, you'd assess how your store is performing, what your products are, and how customers respond to them.</text:p>
        </text:list-item>
        <text:list-item>
          <text:p text:style-name="P24"><text:span text:style-name="Strong_20_Emphasis"><text:span text:style-name="T1">Narrowing Down the Vision</text:span></text:span>: This step involves focusing on what's most important and relevant for the future success of the company.</text:p>
          <text:p text:style-name="P24"><text:span text:style-name="Strong_20_Emphasis"><text:span text:style-name="T1">Example</text:span></text:span>: For your clothing store, you might decide that the most important thing is to become known for eco-friendly and sustainable fashion.</text:p>
        </text:list-item>
        <text:list-item>
          <text:p text:style-name="P24"><text:span text:style-name="Strong_20_Emphasis"><text:span text:style-name="T1">Setting Up the Context for Vision Statements</text:span></text:span>: Here, you think about what the future might look like and how your company fits into that picture.</text:p>
          <text:p text:style-name="P24"><text:span text:style-name="Strong_20_Emphasis"><text:span text:style-name="T1">Example</text:span></text:span>: You'd think about the fashion industry's future trends, consumer preferences for sustainable products, and how your store can be a leader in this movement.</text:p>
        </text:list-item>
        <text:list-item>
          <text:p text:style-name="P24"><text:span text:style-name="Strong_20_Emphasis"><text:span text:style-name="T1">Creating New Future Scenarios</text:span></text:span>: You consider different possibilities for the future and how your company might thrive in each scenario.</text:p>
          <text:p text:style-name="P24"><text:span text:style-name="Strong_20_Emphasis"><text:span text:style-name="T1">Example</text:span></text:span>: You'd think about potential scenarios where sustainable fashion becomes a mainstream trend and how your store can adapt and excel in those scenarios.</text:p>
        </text:list-item>
        <text:list-item>
          <text:p text:style-name="P24"><text:soft-page-break/><text:span text:style-name="Strong_20_Emphasis"><text:span text:style-name="T1">Formulating Alternative Vision Statements</text:span></text:span>: This involves coming up with different versions of your vision statement based on the different scenarios you've imagined.</text:p>
          <text:p text:style-name="P24"><text:span text:style-name="Strong_20_Emphasis"><text:span text:style-name="T1">Example</text:span></text:span>: You might create vision statements that focus on becoming the go-to place for sustainable fashion, offering unique and stylish eco-friendly products.</text:p>
        </text:list-item>
        <text:list-item>
          <text:p text:style-name="P24"><text:span text:style-name="Strong_20_Emphasis"><text:span text:style-name="T1">Selecting the Final Vision Statement</text:span></text:span>: You choose the best vision statement that aligns with your company's goals and aspirations.</text:p>
          <text:p text:style-name="P24"><text:span text:style-name="Strong_20_Emphasis"><text:span text:style-name="T1">Example</text:span></text:span>: Your final vision statement might be: "To be the leading destination for stylish, sustainable fashion that empowers individuals to make environmentally conscious choices."</text:p>
        </text:list-item>
      </text:list>
      <text:p text:style-name="P19">In summary, developing a strategic vision is like creating a powerful dream for a company's future. It involves understanding the company, analyzing the present, thinking about various possibilities, and then selecting the best path forward. Just as you might have a personal dream for your life, companies have a vision for their success.</text:p>
      <text:p text:style-name="P3"/>
      <text:p text:style-name="P3"/>
      <text:p text:style-name="P3">1.4. MISSION:</text:p>
      <text:p text:style-name="P3"/>
      <text:p text:style-name="P3"/>
      <text:p text:style-name="P4"><text:span text:style-name="Strong_20_Emphasis"><text:span text:style-name="T4">1. Meaning and Definition of Mission Statement</text:span></text:span><text:span text:style-name="T3">: A mission statement is like a special message that a company uses to tell everyone why it exists. It's like the company's reason for being. This statement describes what the company aims to achieve in the long term, who it wants to help, and how it wants to stand out.</text:span></text:p>
      <text:p text:style-name="P19"><text:span text:style-name="Strong_20_Emphasis"><text:span text:style-name="T1">Example</text:span></text:span>: Think about a charity organization that helps provide clean drinking water to people in need. Their mission statement might be: "To provide safe and clean drinking water to underserved communities around the world."</text:p>
      <text:p text:style-name="P19"><text:span text:style-name="Strong_20_Emphasis"><text:span text:style-name="T1">2. Characteristics of a Mission Statement</text:span></text:span>: A good mission statement has certain qualities:</text:p>
      <text:list xml:id="list2653952067" text:style-name="L5">
        <text:list-item>
          <text:p text:style-name="P25"><text:span text:style-name="Strong_20_Emphasis"><text:span text:style-name="T1">Clarity</text:span></text:span>: The mission statement should be clear and easy to understand so that everyone in and outside the organization can know what the company is about.</text:p>
        </text:list-item>
        <text:list-item>
          <text:p text:style-name="P25"><text:span text:style-name="Strong_20_Emphasis"><text:span text:style-name="T1">Broad and Enduring</text:span></text:span>: The mission statement should talk about the big and lasting goals of the company. It should be broad enough to cover all the important aspects of the company's purpose.</text:p>
        </text:list-item>
        <text:list-item>
          <text:p text:style-name="P25"><text:span text:style-name="Strong_20_Emphasis"><text:span text:style-name="T1">Realistic</text:span></text:span>: The mission statement should be possible to achieve. It shouldn't be too far-fetched or impossible.</text:p>
        </text:list-item>
        <text:list-item>
          <text:p text:style-name="P25"><text:span text:style-name="Strong_20_Emphasis"><text:span text:style-name="T1">Specific</text:span></text:span>: It should talk about what the company does, who it serves, and what it specializes in.</text:p>
        </text:list-item>
        <text:list-item>
          <text:p text:style-name="P25"><text:soft-page-break/><text:span text:style-name="Strong_20_Emphasis"><text:span text:style-name="T1">Identity and Image</text:span></text:span>: The mission statement should show what makes the company unique and special.</text:p>
        </text:list-item>
      </text:list>
      <text:p text:style-name="P19"><text:span text:style-name="Strong_20_Emphasis"><text:span text:style-name="T1">Example</text:span></text:span>: A fast-food restaurant might have a mission statement like: "To provide high-quality and affordable meals to families, focusing on a fun and friendly atmosphere."</text:p>
      <text:p text:style-name="P19"><text:span text:style-name="Strong_20_Emphasis"><text:span text:style-name="T1">3. Examples of Mission Statements</text:span></text:span>: Here are some real-world examples of mission statements:</text:p>
      <text:list xml:id="list1252660455" text:style-name="L6">
        <text:list-item>
          <text:p text:style-name="P26"><text:span text:style-name="Strong_20_Emphasis"><text:span text:style-name="T1">BHEL</text:span></text:span>: "To achieve and maintain a leading position as suppliers of quality equipment, systems, and services to serve national and international markets in the field of energy."</text:p>
        </text:list-item>
        <text:list-item>
          <text:p text:style-name="P26"><text:span text:style-name="Strong_20_Emphasis"><text:span text:style-name="T1">Coca-Cola</text:span></text:span>: "To refresh the world. To inspire moments of optimism and happiness. To create value and make a difference."</text:p>
        </text:list-item>
        <text:list-item>
          <text:p text:style-name="P26"><text:span text:style-name="Strong_20_Emphasis"><text:span text:style-name="T1">P&amp;G</text:span></text:span>: "We will provide branded products and services of superior quality and value that improve the lives of the world's consumers."</text:p>
        </text:list-item>
        <text:list-item>
          <text:p text:style-name="P26"><text:span text:style-name="Strong_20_Emphasis"><text:span text:style-name="T1">Wal-Mart</text:span></text:span>: "Helps people around the world save money and live better — anytime and anywhere — in retail stores, online, and through their mobile devices."</text:p>
        </text:list-item>
      </text:list>
      <text:p text:style-name="P19"><text:span text:style-name="Strong_20_Emphasis"><text:span text:style-name="T1">4. Benefits of Mission</text:span></text:span>: A good mission statement has several benefits:</text:p>
      <text:list xml:id="list2958604549" text:style-name="L7">
        <text:list-item>
          <text:p text:style-name="P27"><text:span text:style-name="Strong_20_Emphasis"><text:span text:style-name="T1">Provides Direction</text:span></text:span>: It helps everyone understand the company's purpose and where it's headed.</text:p>
        </text:list-item>
        <text:list-item>
          <text:p text:style-name="P27"><text:span text:style-name="Strong_20_Emphasis"><text:span text:style-name="T1">Promotes Functions and Features</text:span></text:span>: It highlights what makes the company special and different from others.</text:p>
        </text:list-item>
        <text:list-item>
          <text:p text:style-name="P27"><text:span text:style-name="Strong_20_Emphasis"><text:span text:style-name="T1">Motivates Employees</text:span></text:span>: It motivates employees by giving them a clear idea of the company's goals.</text:p>
        </text:list-item>
        <text:list-item>
          <text:p text:style-name="P27"><text:span text:style-name="Strong_20_Emphasis"><text:span text:style-name="T1">Sets Core Values</text:span></text:span>: It establishes the values that the company believes in and wants to follow.</text:p>
        </text:list-item>
      </text:list>
      <text:p text:style-name="P19"><text:span text:style-name="Strong_20_Emphasis"><text:span text:style-name="T1">Example</text:span></text:span>: Imagine a software company with a mission statement like: "To create innovative software solutions that improve people's lives and foster a culture of collaboration and creativity among our employees."</text:p>
      <text:p text:style-name="P19">In simple terms, a mission statement is like the heart and soul of a company, explaining why it exists, what it stands for, and where it's headed.</text:p>
      <text:p text:style-name="P3"/>
      <text:p text:style-name="P3"/>
      <text:p text:style-name="P3"/>
      <text:p text:style-name="P3"/>
      <text:p text:style-name="P5">difference between Vision and Mission </text:p>
      <text:p text:style-name="P17"><text:soft-page-break/>Sure, let's break down the difference between vision and mission using a simple real-time example:</text:p>
      <text:p text:style-name="P19"><text:span text:style-name="Strong_20_Emphasis"><text:span text:style-name="T1">Vision</text:span></text:span><text:span text:style-name="T1">: A </text:span><text:span text:style-name="Strong_20_Emphasis"><text:span text:style-name="T1">vision</text:span></text:span><text:span text:style-name="T1"> is like a dream for the future. It's a big, inspiring idea that a company aims to achieve in the long run. Think of it as the ultimate goal or destination that a company is working towards. It's about what the company wants to become.</text:span></text:p>
      <text:p text:style-name="P19"><text:span text:style-name="Strong_20_Emphasis"><text:span text:style-name="T1">Example</text:span></text:span><text:span text:style-name="T1">: Imagine a company that makes electric cars. Their vision could be "A world where clean, electric transportation is accessible to everyone, reducing pollution and making our cities healthier."</text:span></text:p>
      <text:p text:style-name="P19"><text:span text:style-name="Strong_20_Emphasis"><text:span text:style-name="T1">Mission</text:span></text:span><text:span text:style-name="T1">: A </text:span><text:span text:style-name="Strong_20_Emphasis"><text:span text:style-name="T1">mission</text:span></text:span><text:span text:style-name="T1">, on the other hand, is like a map that guides a company's actions and decisions. It's a clear statement of what the company does, who it serves, and how it does it. The mission explains the company's purpose and the everyday things it focuses on to reach its vision.</text:span></text:p>
      <text:p text:style-name="P19"><text:span text:style-name="Strong_20_Emphasis"><text:span text:style-name="T1">Example</text:span></text:span><text:span text:style-name="T1">: Going back to the electric car company, their mission could be "To design and produce affordable electric vehicles with cutting-edge technology, providing sustainable transportation options for urban commuters."</text:span></text:p>
      <text:p text:style-name="P19"><text:span text:style-name="T1">In a nutshell, the </text:span><text:span text:style-name="Strong_20_Emphasis"><text:span text:style-name="T1">vision</text:span></text:span><text:span text:style-name="T1"> is the inspiring dream of the future, while the </text:span><text:span text:style-name="Strong_20_Emphasis"><text:span text:style-name="T1">mission</text:span></text:span><text:span text:style-name="T1"> is the practical plan and purpose for the present. Just like on a road trip, the vision is your ideal destination, and the mission is the route you're taking to get there.</text:span></text:p>
      <text:p text:style-name="P18"/>
      <text:p text:style-name="P3"/>
      <text:p text:style-name="P3">1.5. OBJECTIVES:</text:p>
      <text:p text:style-name="P3"/>
      <text:p text:style-name="P3"/>
      <text:p text:style-name="P11"><text:span text:style-name="Strong_20_Emphasis"><text:span text:style-name="T4">1. Meaning of Objectives</text:span></text:span><text:span text:style-name="T3">: Objectives are like the goals a company sets for itself. They represent what the company aims to achieve in the long run. Think of objectives as the destinations the company wants to reach. They give direction and purpose to the company's actions.</text:span></text:p>
      <text:p text:style-name="P19"><text:span text:style-name="Strong_20_Emphasis"><text:span text:style-name="T1">Example</text:span></text:span>: Imagine a company that makes smartphones. One of their objectives might be to "become the top-selling smartphone brand in the world."</text:p>
      <text:p text:style-name="P19"><text:span text:style-name="Strong_20_Emphasis"><text:span text:style-name="T1">2. Classification of Objectives</text:span></text:span>: Objectives come in different types:</text:p>
      <text:list xml:id="list2759860770" text:style-name="L8">
        <text:list-item>
          <text:p text:style-name="P28"><text:span text:style-name="Strong_20_Emphasis"><text:span text:style-name="T1">Primary Objectives</text:span></text:span>: These are the big, long-term goals that are essential for the company's success. They guide the company's overall strategy.</text:p>
        </text:list-item>
        <text:list-item>
          <text:p text:style-name="P28"><text:span text:style-name="Strong_20_Emphasis"><text:span text:style-name="T1">Secondary Objectives</text:span></text:span>: These are more focused goals that help the company perform daily operations efficiently. They're like the smaller steps to achieve the primary objectives.</text:p>
        </text:list-item>
        <text:list-item>
          <text:p text:style-name="P28"><text:soft-page-break/><text:span text:style-name="Strong_20_Emphasis"><text:span text:style-name="T1">Short-Term Objectives</text:span></text:span>: These are goals set for the near future, usually up to a year. They could be about increasing sales in the upcoming months.</text:p>
        </text:list-item>
        <text:list-item>
          <text:p text:style-name="P28"><text:span text:style-name="Strong_20_Emphasis"><text:span text:style-name="T1">Medium-Term Objectives</text:span></text:span>: These goals stretch a bit longer, from months to a few years. They often lead to the achievement of short-term objectives.</text:p>
        </text:list-item>
        <text:list-item>
          <text:p text:style-name="P28"><text:span text:style-name="Strong_20_Emphasis"><text:span text:style-name="T1">Long-Term Objectives</text:span></text:span>: These are the broad and inspiring goals that the company aims to achieve in more than five years. They could involve things like expanding into new markets.</text:p>
        </text:list-item>
        <text:list-item>
          <text:p text:style-name="P28"><text:span text:style-name="Strong_20_Emphasis"><text:span text:style-name="T1">Financial Objectives</text:span></text:span>: These are objectives linked to money, like increasing revenue or reducing costs.</text:p>
        </text:list-item>
        <text:list-item>
          <text:p text:style-name="P28"><text:span text:style-name="Strong_20_Emphasis"><text:span text:style-name="T1">Non-Financial Objectives</text:span></text:span>: These objectives are about things that aren't directly related to money, like maintaining a positive company culture or ensuring customer satisfaction.</text:p>
        </text:list-item>
      </text:list>
      <text:p text:style-name="P19"><text:span text:style-name="Strong_20_Emphasis"><text:span text:style-name="T1">3. Role of Objectives</text:span></text:span>: Objectives play a significant role in how a company operates:</text:p>
      <text:list xml:id="list1848600849" text:style-name="L9">
        <text:list-item>
          <text:p text:style-name="P29"><text:span text:style-name="Strong_20_Emphasis"><text:span text:style-name="T1">Direction</text:span></text:span>: Objectives give the company a clear sense of where it's headed. They keep everyone focused on the same goals.</text:p>
        </text:list-item>
        <text:list-item>
          <text:p text:style-name="P29"><text:span text:style-name="Strong_20_Emphasis"><text:span text:style-name="T1">Benchmark for Success</text:span></text:span>: Objectives become standards to measure success against. They help assess how well the company is doing.</text:p>
        </text:list-item>
        <text:list-item>
          <text:p text:style-name="P29"><text:span text:style-name="Strong_20_Emphasis"><text:span text:style-name="T1">Basis for Managerial Functions</text:span></text:span>: Objectives guide all the important tasks managers do, like planning, organizing, and controlling.</text:p>
        </text:list-item>
        <text:list-item>
          <text:p text:style-name="P29"><text:span text:style-name="Strong_20_Emphasis"><text:span text:style-name="T1">Basis for Organizational Existence</text:span></text:span>: Without objectives, a company might not even exist. Objectives give companies their reason to operate and thrive.</text:p>
        </text:list-item>
      </text:list>
      <text:p text:style-name="P19"><text:span text:style-name="Strong_20_Emphasis"><text:span text:style-name="T1">Example</text:span></text:span>: Imagine a restaurant chain. Their primary objective might be "To provide healthy and delicious food to families at affordable prices." Secondary objectives could involve daily operations like "Ensuring food safety in all outlets." Short-term objectives could be "Increasing customer footfall by 10% in the next three months."</text:p>
      <text:p text:style-name="P19">In simple words, objectives are like the targets a company aims for. They help the company stay on track, plan ahead, and work toward a successful future. Just like having a to-do list helps you accomplish tasks, objectives help companies accomplish their goals.</text:p>
      <text:p text:style-name="P3"/>
      <text:p text:style-name="P3"/>
      <text:p text:style-name="P6">1.6 POLICIES</text:p>
      <text:p text:style-name="P6"/>
      <text:p text:style-name="P6"/>
      <text:p text:style-name="P7"><text:span text:style-name="Strong_20_Emphasis"><text:span text:style-name="T4">Meaning of Policies</text:span></text:span><text:span text:style-name="T3">: Think of </text:span><text:span text:style-name="Strong_20_Emphasis"><text:span text:style-name="T4">policies</text:span></text:span><text:span text:style-name="T3"> as a set of clear rules or guidelines that a company sets to help everyone make decisions and take actions in a consistent </text:span><text:soft-page-break/><text:span text:style-name="T3">and effective way. These rules are like a roadmap that ensures the company moves in the right direction while considering various factors.</text:span></text:p>
      <text:p text:style-name="P19"><text:span text:style-name="Strong_20_Emphasis"><text:span text:style-name="T1">Example</text:span></text:span>: Imagine you're part of a retail store. The store might have a policy that says, "All employees must greet customers with a smile and offer assistance as soon as they enter the store." This policy helps create a positive shopping experience for customers and maintains a friendly atmosphere.</text:p>
      <text:p text:style-name="P19"><text:span text:style-name="Strong_20_Emphasis"><text:span text:style-name="T1">Characteristics of Policies</text:span></text:span>: Policies have certain features that make them effective:</text:p>
      <text:list xml:id="list356913358" text:style-name="L10">
        <text:list-item>
          <text:p text:style-name="P30"><text:span text:style-name="Strong_20_Emphasis"><text:span text:style-name="T1">Specific</text:span></text:span>: Policies need to be precise and specific so that there's no confusion about what needs to be done.</text:p>
        </text:list-item>
        <text:list-item>
          <text:p text:style-name="P30"><text:span text:style-name="Strong_20_Emphasis"><text:span text:style-name="T1">Clear</text:span></text:span>: Policies should be easy to understand, using simple language, so that everyone knows what's expected.</text:p>
        </text:list-item>
        <text:list-item>
          <text:p text:style-name="P30"><text:span text:style-name="Strong_20_Emphasis"><text:span text:style-name="T1">Uniform</text:span></text:span>: The same policy should apply to everyone in the company, ensuring fairness and consistency.</text:p>
        </text:list-item>
        <text:list-item>
          <text:p text:style-name="P30"><text:span text:style-name="Strong_20_Emphasis"><text:span text:style-name="T1">Appropriate</text:span></text:span>: Policies should match the goals and needs of the company, guiding actions in the right direction.</text:p>
        </text:list-item>
        <text:list-item>
          <text:p text:style-name="P30"><text:span text:style-name="Strong_20_Emphasis"><text:span text:style-name="T1">Simple</text:span></text:span>: Policies should be easy to grasp, so everyone can follow them without any difficulty.</text:p>
        </text:list-item>
      </text:list>
      <text:p text:style-name="P19"><text:span text:style-name="Strong_20_Emphasis"><text:span text:style-name="T1">Example</text:span></text:span>: Think of a restaurant chain with a policy that says, "All employees must wash their hands before handling food." This policy is specific (wash hands), clear (everyone understands), uniform (applies to all employees), appropriate (ensures food safety), and simple (easy to follow).</text:p>
      <text:p text:style-name="P19"><text:span text:style-name="Strong_20_Emphasis"><text:span text:style-name="T1">Types of Policies</text:span></text:span>: Policies can vary based on their source and scope:</text:p>
      <text:list xml:id="list1081229764" text:style-name="L11">
        <text:list-item>
          <text:p text:style-name="P31"><text:span text:style-name="Strong_20_Emphasis"><text:span text:style-name="T1">Originated Policy</text:span></text:span>: These are policies created by top management to guide the overall direction of the company.</text:p>
        </text:list-item>
        <text:list-item>
          <text:p text:style-name="P31"><text:span text:style-name="Strong_20_Emphasis"><text:span text:style-name="T1">Appealed Policy</text:span></text:span>: Sometimes, policies are created in response to specific situations or appeals from employees or departments.</text:p>
        </text:list-item>
        <text:list-item>
          <text:p text:style-name="P31"><text:span text:style-name="Strong_20_Emphasis"><text:span text:style-name="T1">Implied Policy</text:span></text:span>: These policies arise from the way things are done, even if not explicitly stated.</text:p>
        </text:list-item>
        <text:list-item>
          <text:p text:style-name="P31"><text:span text:style-name="Strong_20_Emphasis"><text:span text:style-name="T1">Externally Imposed Policy</text:span></text:span>: Policies can also come from external factors, like government regulations or industry standards.</text:p>
        </text:list-item>
      </text:list>
      <text:p text:style-name="P19"><text:span text:style-name="Strong_20_Emphasis"><text:span text:style-name="T1">Example</text:span></text:span>: Imagine a software company with an originated policy that says, "We will prioritize software security in all our products." This guides the entire company's approach. Now, consider an appealed policy where employees ask for a flexible work-from-home policy due to the pandemic. The company creates a policy to accommodate remote work. On the other hand, there might be an implied policy that says, "All employees must treat each other with respect," even if it's not formally written down.</text:p>
      <text:p text:style-name="P19"><text:soft-page-break/><text:span text:style-name="Strong_20_Emphasis"><text:span text:style-name="T1">Managerial Policies</text:span></text:span>: These are policies related to essential managerial functions:</text:p>
      <text:list xml:id="list2014742030" text:style-name="L12">
        <text:list-item>
          <text:p text:style-name="P32"><text:span text:style-name="Strong_20_Emphasis"><text:span text:style-name="T1">Planning Policies</text:span></text:span>: These guide the future actions of the company, like setting goals and targets.</text:p>
        </text:list-item>
        <text:list-item>
          <text:p text:style-name="P32"><text:span text:style-name="Strong_20_Emphasis"><text:span text:style-name="T1">Organization Policies</text:span></text:span>: These relate to how the company's structure is designed to achieve its goals.</text:p>
        </text:list-item>
        <text:list-item>
          <text:p text:style-name="P32"><text:span text:style-name="Strong_20_Emphasis"><text:span text:style-name="T1">Motivation and Control Policies</text:span></text:span>: These help keep employees motivated and ensure that their actions align with the company's objectives.</text:p>
        </text:list-item>
      </text:list>
      <text:p text:style-name="P19"><text:span text:style-name="Strong_20_Emphasis"><text:span text:style-name="T1">Example</text:span></text:span>: In a manufacturing company, there might be planning policies that outline how new products are developed. Organization policies could define reporting structures, and motivation policies could involve employee recognition programs.</text:p>
      <text:p text:style-name="P19">In simple terms, policies are like the rules that help everyone in a company make decisions and take actions that align with the company's goals and values. Just like traffic rules keep drivers safe on the road, company policies keep everyone on track towards success.</text:p>
      <text:p text:style-name="P6"/>
      <text:p text:style-name="P6"/>
      <text:p text:style-name="P6"/>
      <text:p text:style-name="P6">1.7. FACTORS THAT SHAPE A COMPANY’S STRATEGY:</text:p>
      <text:p text:style-name="P6"/>
      <text:p text:style-name="P6"/>
      <text:p text:style-name="P7"><text:span text:style-name="Strong_20_Emphasis"><text:span text:style-name="T8">1. Societal, Political, Regulatory, and Citizenship Considerations</text:span></text:span><text:span text:style-name="T7">: Think of this as the environment in which the company operates. Society's expectations, values, and ethical considerations play a role in shaping how a company does business. Also, government regulations and laws affect what a company can and cannot do.</text:span></text:p>
      <text:p text:style-name="P19"><text:span text:style-name="Strong_20_Emphasis"><text:span text:style-name="T1">Example</text:span></text:span>: Imagine a company that produces disposable plastic products. In today's society, there's a growing concern about environmental issues and plastic waste. Due to societal expectations and regulatory pressure, the company might need to adopt a strategy that focuses on sustainability and reducing plastic usage.</text:p>
      <text:p text:style-name="P19"><text:span text:style-name="Strong_20_Emphasis"><text:span text:style-name="T1">2. Competitive Conditions and Overall Industry Attractiveness</text:span></text:span>: Consider this as the playing field where the company competes. The conditions in the industry, such as competition, pricing, quality, and innovation, shape how a company positions itself.</text:p>
      <text:p text:style-name="P19"><text:soft-page-break/><text:span text:style-name="Strong_20_Emphasis"><text:span text:style-name="T1">Example</text:span></text:span>: In the smartphone industry, competitive conditions are intense. Companies need to constantly innovate and offer unique features to stand out. Apple, for instance, emphasizes premium quality and design to differentiate itself from competitors.</text:p>
      <text:p text:style-name="P19"><text:span text:style-name="Strong_20_Emphasis"><text:span text:style-name="T1">3. Market Opportunities and External Threats</text:span></text:span>: This is about identifying where the company can grow and what challenges it might face. A good strategy seizes growth opportunities while safeguarding against threats.</text:p>
      <text:p text:style-name="P19"><text:span text:style-name="Strong_20_Emphasis"><text:span text:style-name="T1">Example</text:span></text:span>: A coffee shop chain might notice a trend of increasing health consciousness among consumers. This presents an opportunity to offer healthier menu options. On the other hand, a threat could be rising coffee bean prices, which might lead to a strategy of sourcing beans from different suppliers or adjusting pricing.</text:p>
      <text:p text:style-name="P19"><text:span text:style-name="Strong_20_Emphasis"><text:span text:style-name="T1">4. Company Resources, Strengths, Competencies, and Competitive Capabilities</text:span></text:span>: Consider this as the company's toolbox. Does it have the right tools and skills to execute its strategy effectively? A company needs the right resources and capabilities to succeed.</text:p>
      <text:p text:style-name="P19"><text:span text:style-name="Strong_20_Emphasis"><text:span text:style-name="T1">Example</text:span></text:span>: If a tech company wants to develop cutting-edge software, it needs skilled programmers and up-to-date technology. Without these capabilities, the strategy of developing advanced software would be difficult to implement.</text:p>
      <text:p text:style-name="P19"><text:span text:style-name="Strong_20_Emphasis"><text:span text:style-name="T1">5. Personal Ambitions, Business Philosophy, and Ethical Beliefs of Managers</text:span></text:span>: The people at the top influence a company's strategy. Their goals, values, and ethical beliefs guide the decisions they make.</text:p>
      <text:p text:style-name="P19"><text:span text:style-name="Strong_20_Emphasis"><text:span text:style-name="T1">Example</text:span></text:span>: If the CEO of a retail company strongly believes in treating employees well and providing a positive work environment, the company's strategy might include initiatives like employee wellness programs and fair wages.</text:p>
      <text:p text:style-name="P19">In essence, shaping a company's strategy is like putting together a puzzle. You have to consider the rules of the game (societal expectations, regulations), the field you're playing on (competitive industry), the moves you can make (resources and capabilities), the opportunities and challenges (market dynamics), and the values that guide your decisions (leadership philosophy). When all these factors come together, a coherent and effective strategy is formed.</text:p>
      <text:p text:style-name="P6"/>
      <text:p text:style-name="P6"/>
      <text:p text:style-name="P6"/>
      <text:p text:style-name="P6"/>
      <text:p text:style-name="P6">1.8. ENVIRONMENTAL SCANNING:</text:p>
      <text:p text:style-name="P6"/>
      <text:p text:style-name="P7"><text:span text:style-name="Strong_20_Emphasis"><text:span text:style-name="T8">1.8. Environmental Scanning</text:span></text:span><text:span text:style-name="T7">: Imagine you're the captain of a ship. Before setting sail, you need to check the weather, tides, and currents. This information helps you navigate safely and make decisions about your </text:span><text:soft-page-break/><text:span text:style-name="T7">journey. Similarly, businesses need to scan their environment to navigate the competitive landscape and make strategic decisions.</text:span></text:p>
      <text:p text:style-name="P19"><text:span text:style-name="Strong_20_Emphasis"><text:span text:style-name="T1">Example</text:span></text:span>: A new fashion brand is about to launch. Before they start producing clothes, they need to scan the fashion industry to understand trends, customer preferences, and potential challenges. This helps them create a strategy that aligns with the market demand.</text:p>
      <text:p text:style-name="P19"><text:span text:style-name="Strong_20_Emphasis"><text:span text:style-name="T1">1.8.2. Process of Environmental Scanning</text:span></text:span>: Think of environmental scanning as detective work. You're trying to gather clues from different sources to solve a mystery about the future.</text:p>
      <text:p text:style-name="P19"><text:span text:style-name="Strong_20_Emphasis"><text:span text:style-name="T1">Example</text:span></text:span>: Imagine you're a detective investigating a case. You start by studying the crime scene (nature of the environment). Then, you gather information from witnesses, security cameras, and other sources (determine sources of information). You choose a method, like analyzing evidence or interviewing suspects (determine the approach of environmental scanning), to gather more insights. Finally, you piece together the evidence to identify trends and potential outcomes (scan and assess the trend).</text:p>
      <text:p text:style-name="P19"><text:span text:style-name="Strong_20_Emphasis"><text:span text:style-name="T1">Environmental Scanning Techniques</text:span></text:span>:</text:p>
      <text:p text:style-name="P19"><text:span text:style-name="Strong_20_Emphasis"><text:span text:style-name="T1">1. SWOT Analysis</text:span></text:span>: Imagine you're deciding whether to go on a hiking trip. You make a list of your strengths (you're physically fit), weaknesses (you're not good with directions), opportunities (beautiful hiking trails nearby), and threats (unpredictable weather).</text:p>
      <text:p text:style-name="P19"><text:span text:style-name="Strong_20_Emphasis"><text:span text:style-name="T1">Example</text:span></text:span>: A small bakery uses SWOT analysis. They realize their strength is in creating unique pastries, weakness is limited marketing, opportunity is a growing demand for organic treats, and threat is competition from larger bakeries. With this analysis, they can strategize to promote their strengths and address weaknesses.</text:p>
      <text:p text:style-name="P19"><text:span text:style-name="Strong_20_Emphasis"><text:span text:style-name="T1">2. ETOP (Environment Threats and Opportunity Profile)</text:span></text:span>: Think of this like making a list of pros and cons before making a decision.</text:p>
      <text:p text:style-name="P19"><text:span text:style-name="Strong_20_Emphasis"><text:span text:style-name="T1">Example</text:span></text:span>: A tech company wants to launch a new gadget. They create an ETOP by listing potential environmental factors. Opportunities include a growing tech-savvy market. Threats might be rapid technological changes and competition. This profile helps them weigh risks and rewards.</text:p>
      <text:p text:style-name="P19"><text:span text:style-name="Strong_20_Emphasis"><text:span text:style-name="T1">3. PEST Analysis (Political, Economic, Sociological, Technological)</text:span></text:span>: Imagine you're planning a road trip. You check the political stability of the places you're visiting, the economic conditions, local customs, and the availability of road infrastructure.</text:p>
      <text:p text:style-name="P19"><text:span text:style-name="Strong_20_Emphasis"><text:span text:style-name="T1">Example</text:span></text:span>: An international fast-food chain plans to expand to a new country. They use PEST analysis. Political factors could include regulations on food imports, economic factors might involve local currency strength, sociological factors could be dietary preferences, and technological factors could include mobile payment trends.</text:p>
      <text:p text:style-name="P19">These techniques help businesses gather insights from their environment, just like using weather forecasts and maps to plan your journey effectively.</text:p>
      <text:p text:style-name="P6"/>
      <text:p text:style-name="P6"><text:soft-page-break/></text:p>
      <text:p text:style-name="P6">1.9. CORE COMPETENCIES:</text:p>
      <text:p text:style-name="P6"/>
      <text:p text:style-name="P7"><text:span text:style-name="Strong_20_Emphasis"><text:span text:style-name="T8">1.9.1. Concept of Core Competencies</text:span></text:span><text:span text:style-name="T7">: Think of core competencies as the special skills or strengths that make a person or organization really stand out in a particular area. It's like having a unique set of tools that you're really good at using.</text:span></text:p>
      <text:p text:style-name="P19"><text:span text:style-name="Strong_20_Emphasis"><text:span text:style-name="T1">Example</text:span></text:span>: Imagine you're part of a software company. Your core competency could be analytical thinking, which means you're excellent at solving complex problems using logic. Another core competency could be computer competency, meaning you're really skilled at using various software and technology tools. These competencies give your company an edge because you can solve problems and create software more efficiently than others.</text:p>
      <text:p text:style-name="P19"><text:span text:style-name="Strong_20_Emphasis"><text:span text:style-name="T1">Characteristics of Core Competencies</text:span></text:span>: Imagine you're building a puzzle. Each piece has to fit perfectly to complete the picture. Core competencies are like those unique puzzle pieces that fit together to create a strong advantage.</text:p>
      <text:p text:style-name="P19"><text:span text:style-name="Strong_20_Emphasis"><text:span text:style-name="T1">Accessibility to Different Markets</text:span></text:span>: Think of this as a store that sells a product that people from different neighborhoods love. It's like offering something that appeals to a wide range of customers.</text:p>
      <text:p text:style-name="P19"><text:span text:style-name="Strong_20_Emphasis"><text:span text:style-name="T1">Example</text:span></text:span>: A fast-food chain's core competency might be providing quick, tasty meals. This competency is accessible to different markets because people everywhere want fast and delicious food.</text:p>
      <text:p text:style-name="P19"><text:span text:style-name="Strong_20_Emphasis"><text:span text:style-name="T1">Rare and Difficult to Imitate</text:span></text:span>: Imagine having a secret recipe that only you know. It's tough for others to copy because they don't have the same ingredients or cooking skills.</text:p>
      <text:p text:style-name="P19"><text:span text:style-name="Strong_20_Emphasis"><text:span text:style-name="T1">Example</text:span></text:span>: A technology company's core competency could be its unique algorithm that makes its software super efficient. Other companies find it hard to copy this because they don't have the same algorithm and expertise.</text:p>
      <text:p text:style-name="P19"><text:span text:style-name="Strong_20_Emphasis"><text:span text:style-name="T1">Valuable and Non-Substitutable</text:span></text:span>: Think of this like having a treasure that others can't replace with something else. It's something really special.</text:p>
      <text:p text:style-name="P19"><text:span text:style-name="Strong_20_Emphasis"><text:span text:style-name="T1">Example</text:span></text:span>: A clothing brand's core competency might be its exceptional customer service. Customers trust the brand because they know they'll get personalized attention and advice. This kind of service is valuable and can't be easily replaced by just offering discounts.</text:p>
      <text:p text:style-name="P19"><text:span text:style-name="Strong_20_Emphasis"><text:span text:style-name="T1">1.9.3. Importance of Core Competencies</text:span></text:span>:</text:p>
      <text:p text:style-name="P19"><text:span text:style-name="Strong_20_Emphasis"><text:span text:style-name="T1">Strategic Recruitment</text:span></text:span>: Imagine you're building a sports team. You'd want players with skills that fit your team's strategy. Similarly, organizations want employees who bring the right core competencies.</text:p>
      <text:p text:style-name="P19"><text:soft-page-break/><text:span text:style-name="Strong_20_Emphasis"><text:span text:style-name="T1">Example</text:span></text:span>: An advertising agency focuses on creative thinking. They recruit people who excel in coming up with unique and impactful ideas. This ensures their team has the right skills to meet client needs.</text:p>
      <text:p text:style-name="P19"><text:span text:style-name="Strong_20_Emphasis"><text:span text:style-name="T1">Compensation Decisions</text:span></text:span>: Think of this like a reward system. When you do something really well, you might get a special treat. Organizations reward employees for their core competencies.</text:p>
      <text:p text:style-name="P19"><text:span text:style-name="Strong_20_Emphasis"><text:span text:style-name="T1">Example</text:span></text:span>: A finance company rewards employees who excel in analytical thinking with bonuses. Their ability to analyze data helps the company make better investment decisions.</text:p>
      <text:p text:style-name="P19"><text:span text:style-name="Strong_20_Emphasis"><text:span text:style-name="T1">People and Organization Development</text:span></text:span>: Imagine learning new skills that make you better at your job. Organizations invest in developing core competencies to help employees grow.</text:p>
      <text:p text:style-name="P19"><text:span text:style-name="Strong_20_Emphasis"><text:span text:style-name="T1">Example</text:span></text:span>: A retail company provides training in client service to improve employees' skills in handling customers. This leads to better customer satisfaction and loyalty.</text:p>
      <text:p text:style-name="P19"><text:span text:style-name="Strong_20_Emphasis"><text:span text:style-name="T1">New Employee Orientation</text:span></text:span>: Think of this like showing someone around a new place. New employees are introduced to the company's core competencies from day one.</text:p>
      <text:p text:style-name="P19"><text:span text:style-name="Strong_20_Emphasis"><text:span text:style-name="T1">Example</text:span></text:span>: A tech startup emphasizes forward thinking during orientation. They want all employees to think ahead and come up with innovative solutions, making it a part of their culture.</text:p>
      <text:p text:style-name="P19">In simple terms, core competencies are the special skills or strengths that make individuals or organizations stand out. They're like unique puzzle pieces that fit together to create success and are valuable tools in achieving goals and staying ahead of the competition.</text:p>
      <text:p text:style-name="P6"/>
      <text:p text:style-name="P6"/>
      <text:p text:style-name="P7"><text:span text:style-name="Strong_20_Emphasis"><text:span text:style-name="T1">1.10. Crafting a Strategy for Competitive Advantage</text:span></text:span>: <text:span text:style-name="T7">Imagine you're in a race, and you want to be better than all the other runners. In the business world, companies aim for a competitive advantage, which means being better than their rivals. There are two main ways they do this: offensive and defensive strategies.</text:span></text:p>
      <text:p text:style-name="P19"><text:span text:style-name="Strong_20_Emphasis"><text:span text:style-name="T1">Offensive Strategies</text:span></text:span>: Think of these strategies like a team making strong moves to gain an advantage in a game.</text:p>
      <text:p text:style-name="P19"><text:span text:style-name="Strong_20_Emphasis"><text:span text:style-name="T1">Initiatives to Match or Exceed Competitor Strengths</text:span></text:span>: Imagine you're a smartphone company, and your rival has a strong reputation for camera quality. You might launch initiatives to improve your camera even more to compete directly with their strength.</text:p>
      <text:p text:style-name="P19"><text:span text:style-name="Strong_20_Emphasis"><text:span text:style-name="T1">Simultaneous Initiatives on Many Fronts</text:span></text:span>: Think of this as doing many things at once to grab people's attention. If you're a new coffee shop trying to compete with big chains, you might lower your prices, offer free samples, and have catchy advertising all at the same time.</text:p>
      <text:p text:style-name="P19"><text:soft-page-break/><text:span text:style-name="Strong_20_Emphasis"><text:span text:style-name="T1">Guerrilla Offensive</text:span></text:span>: Imagine a small café trying to compete with a big coffee chain. They can't afford massive advertising, so they might focus on quality and unique offerings, which the big chain might struggle to replicate.</text:p>
      <text:p text:style-name="P19"><text:span text:style-name="Strong_20_Emphasis"><text:span text:style-name="T1">Preemptive Strikes</text:span></text:span>: Think of this as being the first to make a move. If you're a tech company, launching a new, revolutionary product before anyone else can give you a competitive edge that's hard for rivals to copy.</text:p>
      <text:p text:style-name="P19"><text:span text:style-name="Strong_20_Emphasis"><text:span text:style-name="T1">End-Run Offensives</text:span></text:span>: Imagine you're a clothing brand that wants to stand out. Instead of competing directly on price, you might introduce clothing with eco-friendly materials, creating a new market segment.</text:p>
      <text:p text:style-name="P19"><text:span text:style-name="Strong_20_Emphasis"><text:span text:style-name="T1">Initiatives to Capitalize on Competitor Weaknesses</text:span></text:span>: Think of this as taking advantage of your competitor's mistakes. If a rival has a reputation for bad customer service, you might focus on giving exceptional service to attract their unhappy customers.</text:p>
      <text:p text:style-name="P19"><text:span text:style-name="Strong_20_Emphasis"><text:span text:style-name="T1">Choosing the Basis for Attack</text:span></text:span>: Picture a superhero using their special powers in the best possible way. Companies should choose strategies that align with their unique strengths and capabilities.</text:p>
      <text:p text:style-name="P19"><text:span text:style-name="Strong_20_Emphasis"><text:span text:style-name="T1">Defensive Strategies</text:span></text:span>: Imagine you're protecting your fort from attackers. Companies also have strategies to protect their market position.</text:p>
      <text:p text:style-name="P19"><text:span text:style-name="Strong_20_Emphasis"><text:span text:style-name="T1">Signaling Retaliation is Likely</text:span></text:span>: Think of this like showing bullies that you won't be an easy target. A company might make it clear that if a rival attacks, they'll fight back hard, making the rival think twice before attacking.</text:p>
      <text:p text:style-name="P19"><text:span text:style-name="Strong_20_Emphasis"><text:span text:style-name="T1">Blocking Avenues Open to Challengers</text:span></text:span>: Imagine a chess player trying to control the board to limit their opponent's moves. A company might introduce new products or features to fill gaps, making it harder for rivals to find a weak spot to attack.</text:p>
      <text:p text:style-name="P19"><text:span text:style-name="Strong_20_Emphasis"><text:span text:style-name="T1">Real-World Example</text:span></text:span>: Imagine Company A is a well-known cola brand. Company B wants to challenge them. Company B starts a massive marketing campaign highlighting how their drink has fewer calories and healthier ingredients. This is an offensive strategy as Company B is attacking Company A's market with a unique feature. In response, Company A launches a defensive strategy by introducing a new line of healthier beverages, blocking Company B's avenue to challenge them.</text:p>
      <text:p text:style-name="P19">In simple terms, crafting a strategy for competitive advantage is like playing a game to outperform competitors. Offensive strategies involve strong moves to gain an edge, while defensive strategies are about protecting your position. Just like in a game, these strategies help companies win in the competitive business world.</text:p>
      <text:p text:style-name="P6"/>
      <text:p text:style-name="P6"/>
      <text:p text:style-name="P6"/>
      <text:p text:style-name="P6"/>
      <text:p text:style-name="P6"/>
      <text:p text:style-name="P6"><text:soft-page-break/><text:s text:c="33"/>Unit-2</text:p>
      <text:p text:style-name="P6"><text:s text:c="8"/>STRATEGIC ANALYSIS AND CHOICE</text:p>
      <text:p text:style-name="P6"/>
      <text:p text:style-name="P6">2.1. TOOLS AND TECHNIQUES:</text:p>
      <text:p text:style-name="P6"/>
      <text:p text:style-name="P7"><text:span text:style-name="Strong_20_Emphasis"><text:span text:style-name="T1">Strategic Analysis:</text:span></text:span></text:p>
      <text:p text:style-name="P19"><text:span text:style-name="Strong_20_Emphasis"><text:span text:style-name="T1">What is it?</text:span></text:span> Strategic analysis is like figuring out where a company stands and how it can do better in a world full of competitors and customers. It's about understanding both the inside (within the company) and the outside (the world around it) to make smarter plans.</text:p>
      <text:p text:style-name="P19"><text:span text:style-name="Strong_20_Emphasis"><text:span text:style-name="T1">Why do it?</text:span></text:span> Companies want to find ways to be better than their rivals and give the best value to the people who care about their business (like customers, employees, and investors). Strategic analysis helps them decide how to do that.</text:p>
      <text:p text:style-name="P19"><text:span text:style-name="Strong_20_Emphasis"><text:span text:style-name="T1">3C's:</text:span></text:span> Think of it as three important pieces of a puzzle:</text:p>
      <text:p text:style-name="P19"><text:span text:style-name="Strong_20_Emphasis"><text:span text:style-name="T1">1. Competencies:</text:span></text:span> This is about what a company is really good at. It's like their special skills, knowledge, and relationships that make them unique. For example, if a computer company is excellent at designing easy-to-use interfaces, that's one of their competencies.</text:p>
      <text:p text:style-name="P19"><text:span text:style-name="Strong_20_Emphasis"><text:span text:style-name="T1">2. Competition:</text:span></text:span> This is all about knowing who else is in the same game and what could challenge the company. If a new smartphone company comes out with an amazing feature that might attract people away from your favorite phone brand, that's competition.</text:p>
      <text:p text:style-name="P19"><text:span text:style-name="Strong_20_Emphasis"><text:span text:style-name="T1">3. Customers:</text:span></text:span> This is understanding the people who use or might use a company's products or services. If a coffee shop finds out that many customers want healthier food options, they might start offering salads and smoothies.</text:p>
      <text:p text:style-name="P19"><text:span text:style-name="Strong_20_Emphasis"><text:span text:style-name="T1">Procedure of Strategic Analysis:</text:span></text:span></text:p>
      <text:p text:style-name="P19"><text:span text:style-name="Strong_20_Emphasis"><text:span text:style-name="T1">1. Check the Situation:</text:span></text:span> Just like someone looking at a map before starting a journey, a company looks at what they're currently doing. They see what's going well and what's not.</text:p>
      <text:p text:style-name="P19"><text:span text:style-name="Strong_20_Emphasis"><text:span text:style-name="T1">Example:</text:span></text:span> Imagine a restaurant that's not getting many customers during weekdays. They check and find out that their prices are a bit high for the lunch crowd.</text:p>
      <text:p text:style-name="P19"><text:span text:style-name="Strong_20_Emphasis"><text:span text:style-name="T1">2. See What's Working:</text:span></text:span> Companies figure out if their current plans are doing what they hoped for. They ask questions like, "Are we reaching our goals?" and "Are we staying true to what we believe in?"</text:p>
      <text:p text:style-name="P19"><text:span text:style-name="Strong_20_Emphasis"><text:span text:style-name="T1">Example:</text:span></text:span> The restaurant realizes that their weekend brunch specials are really popular and help bring in more customers.</text:p>
      <text:p text:style-name="P19"><text:span text:style-name="Strong_20_Emphasis"><text:span text:style-name="T1">3. Plan Something New:</text:span></text:span> If things aren't going as planned, companies brainstorm new ideas. They come up with different ways to do things that might be better.</text:p>
      <text:p text:style-name="P19"><text:soft-page-break/><text:span text:style-name="Strong_20_Emphasis"><text:span text:style-name="T1">Example:</text:span></text:span> The restaurant decides to introduce a special lunch menu with lower prices during weekdays to attract more people.</text:p>
      <text:p text:style-name="P19"><text:span text:style-name="Strong_20_Emphasis"><text:span text:style-name="T1">4. Pick the Best Plan:</text:span></text:span> After thinking about different options, companies choose the one that seems to make the most sense and can bring in more success.</text:p>
      <text:p text:style-name="P19"><text:span text:style-name="Strong_20_Emphasis"><text:span text:style-name="T1">Example:</text:span></text:span> The restaurant decides to launch the special lunch menu and sees a steady increase in customers during weekdays.</text:p>
      <text:p text:style-name="P19"><text:span text:style-name="Strong_20_Emphasis"><text:span text:style-name="T1">5. Keep Checking and Changing:</text:span></text:span> Companies don't just make a plan and forget about it. They keep watching to see if it's working. If things change, they adjust their plans too.</text:p>
      <text:p text:style-name="P19"><text:span text:style-name="Strong_20_Emphasis"><text:span text:style-name="T1">Example:</text:span></text:span> The restaurant continues to monitor its lunch specials. If they notice that people love the salads more than the sandwiches, they might adjust the menu accordingly.</text:p>
      <text:p text:style-name="P19">So, in simple terms, strategic analysis is like a company's way of looking around, thinking about what's happening, planning for the future, and then adjusting their plans as needed to stay successful.</text:p>
      <text:p text:style-name="P6"/>
      <text:p text:style-name="P6"/>
      <text:p text:style-name="P6">2.2. PORTER’S FIVE FORCE MODEL:</text:p>
      <text:p text:style-name="P6"/>
      <text:p text:style-name="P7"><text:span text:style-name="Strong_20_Emphasis"><text:span text:style-name="T1">Porter's Five Forces Model:</text:span></text:span></text:p>
      <text:p text:style-name="P19"><text:span text:style-name="Strong_20_Emphasis"><text:span text:style-name="T1">What is it?</text:span></text:span> Imagine a superhero team of forces that affect how tough it is for a company to make money in a certain industry. Michael Porter created this model in 1979 to help businesses understand these forces.</text:p>
      <text:p text:style-name="P19"><text:span text:style-name="Strong_20_Emphasis"><text:span text:style-name="T1">1. Threat of New Entrants:</text:span></text:span> Think of this as new kids trying to join a game that's already being played. If it's easy for new companies to start selling the same stuff, the original companies might make less money because there are more people sharing the same cake.</text:p>
      <text:p text:style-name="P19"><text:span text:style-name="Strong_20_Emphasis"><text:span text:style-name="T1">Example:</text:span></text:span> Imagine a new company entering the smartphone market with a cool new feature. If it's easy for them to make their phones and compete with the big brands, it might hurt the profits of those big brands.</text:p>
      <text:p text:style-name="P19"><text:span text:style-name="Strong_20_Emphasis"><text:span text:style-name="T1">2. Bargaining Power of Suppliers:</text:span></text:span> This is like the power a store owner has when they're the only one selling something you really want. They can charge you more money because you really want that thing.</text:p>
      <text:p text:style-name="P19"><text:span text:style-name="Strong_20_Emphasis"><text:span text:style-name="T1">Example:</text:span></text:span> If a toy company relies on a single factory to make their toys and that factory is the only one that makes those toys, the factory might charge more money, affecting the toy company's profits.</text:p>
      <text:p text:style-name="P19"><text:soft-page-break/><text:span text:style-name="Strong_20_Emphasis"><text:span text:style-name="T1">3. Bargaining Power of Buyers:</text:span></text:span> Imagine this like haggling at a market. If you're the only buyer for something, you can ask for a lower price. But if many people want it, you don't have much say in the price.</text:p>
      <text:p text:style-name="P19"><text:span text:style-name="Strong_20_Emphasis"><text:span text:style-name="T1">Example:</text:span></text:span> If a clothing store only sells to a few big retailers, those retailers might ask for lower prices. But if the store's clothes are really popular, the retailers might not have as much bargaining power.</text:p>
      <text:p text:style-name="P19"><text:span text:style-name="Strong_20_Emphasis"><text:span text:style-name="T1">4. Threat of Substitutes:</text:span></text:span> This is when you can easily switch to something else that's similar. If you don't like one thing, you can just pick something else without a lot of trouble.</text:p>
      <text:p text:style-name="P19"><text:span text:style-name="Strong_20_Emphasis"><text:span text:style-name="T1">Example:</text:span></text:span> If you're not in the mood for pizza, you can easily choose to have a burger or sushi instead. The availability of substitutes can affect how much a pizza place can charge for their pizzas.</text:p>
      <text:p text:style-name="P19"><text:span text:style-name="Strong_20_Emphasis"><text:span text:style-name="T1">5. Rivalry Among Existing Competitors:</text:span></text:span> Think of this as a race to be the best. If there are many people running in the same race, they're all trying really hard to win, which can make it tough for any one of them to stand out.</text:p>
      <text:p text:style-name="P19"><text:span text:style-name="Strong_20_Emphasis"><text:span text:style-name="T1">Example:</text:span></text:span> Imagine a crowded market with lots of coffee shops. They might compete by offering discounts, better service, or unique drinks to attract customers. But this competition can also make it harder for them to make big profits.</text:p>
      <text:p text:style-name="P19"><text:span text:style-name="Strong_20_Emphasis"><text:span text:style-name="T1">Using Porter's Five Forces Model:</text:span></text:span></text:p>
      <text:p text:style-name="P19"><text:span text:style-name="Strong_20_Emphasis"><text:span text:style-name="T1">Step 1: Gather Information:</text:span></text:span> Collect info about each force. For example, find out how many competitors are in your industry, how much power suppliers and buyers have, and whether substitutes are available.</text:p>
      <text:p text:style-name="P19"><text:span text:style-name="Strong_20_Emphasis"><text:span text:style-name="T1">Step 2: Analyze and Diagram:</text:span></text:span> Look at the info you gathered and see which forces are strong and which are weak. Create a diagram to show how these forces affect your industry.</text:p>
      <text:p text:style-name="P19"><text:span text:style-name="Strong_20_Emphasis"><text:span text:style-name="T1">Step 3: Formulate Strategies:</text:span></text:span> Based on what you learned, make smart plans for your business. For instance, if new companies can easily enter your market, you might focus on making it hard for them to do so, like by building a strong brand or creating unique products.</text:p>
      <text:p text:style-name="P19">In simple words, Porter's Five Forces is like a tool that helps businesses understand their competition and make smart decisions to stand out and succeed in their industry.</text:p>
      <text:p text:style-name="P6"/>
      <text:p text:style-name="P6"/>
      <text:p text:style-name="P6">2.3. BCG MATRIX:</text:p>
      <text:p text:style-name="P6"/>
      <text:p text:style-name="P7"><text:span text:style-name="Strong_20_Emphasis"><text:span text:style-name="T1">BCG Matrix:</text:span></text:span></text:p>
      <text:p text:style-name="P19"><text:soft-page-break/><text:span text:style-name="Strong_20_Emphasis"><text:span text:style-name="T1">What is it?</text:span></text:span> Think of the BCG Matrix like a tool that helps a company understand its different businesses. It's like sorting those businesses into four groups based on two things: how much of the market they control and how fast the market is growing.</text:p>
      <text:p text:style-name="P19"><text:span text:style-name="Strong_20_Emphasis"><text:span text:style-name="T1">The Four Groups:</text:span></text:span></text:p>
      <text:list xml:id="list2921691139" text:style-name="L13">
        <text:list-item>
          <text:p text:style-name="P33"><text:span text:style-name="Strong_20_Emphasis"><text:span text:style-name="T1">Stars:</text:span></text:span> These are businesses that have a big piece of the market and are in a growing industry. They have potential, but they also need a lot of investment to keep growing. Imagine a new smartphone company that's quickly taking over the market because everyone loves their innovative features.</text:p>
        </text:list-item>
        <text:list-item>
          <text:p text:style-name="P33"><text:span text:style-name="Strong_20_Emphasis"><text:span text:style-name="T1">Cash Cows:</text:span></text:span> These are businesses with a big share of the market in a slow-growing industry. They don't need much investment because they're already doing well. Think of a well-established soft drink brand that everyone knows and loves. It keeps making money without needing many changes.</text:p>
        </text:list-item>
        <text:list-item>
          <text:p text:style-name="P33"><text:span text:style-name="Strong_20_Emphasis"><text:span text:style-name="T1">Question Marks:</text:span></text:span> These are businesses in a high-growth industry, but they don't have a big market share yet. They need a lot of money to compete and grow. It's like a new company trying to make its name in the electric car market. It's a big opportunity, but it requires a lot of investment.</text:p>
        </text:list-item>
        <text:list-item>
          <text:p text:style-name="P33"><text:span text:style-name="Strong_20_Emphasis"><text:span text:style-name="T1">Dogs:</text:span></text:span> These are businesses with a small market share in a slow-growing industry. They don't make much money and might have a hard time competing. Imagine a company making VHS tapes today. Since everyone uses digital streaming, this business wouldn't do well.</text:p>
        </text:list-item>
      </text:list>
      <text:p text:style-name="P19"><text:span text:style-name="Strong_20_Emphasis"><text:span text:style-name="T1">Limitations of BCG Matrix:</text:span></text:span></text:p>
      <text:p text:style-name="P19"><text:span text:style-name="Strong_20_Emphasis"><text:span text:style-name="T1">1. Not All Businesses Fit Perfectly:</text:span></text:span> The BCG Matrix only has four categories, but in reality, some businesses might not fit exactly into these groups. Some businesses might be in between, and this model doesn't capture that.</text:p>
      <text:p text:style-name="P19"><text:span text:style-name="Strong_20_Emphasis"><text:span text:style-name="T1">2. Market Definitions Can Be Unclear:</text:span></text:span> The BCG Matrix doesn't always make it clear how to define the "market" for a specific business. This can make it tricky to decide where a business belongs.</text:p>
      <text:p text:style-name="P19"><text:span text:style-name="Strong_20_Emphasis"><text:span text:style-name="T1">3. High Market Share Doesn't Always Mean High Profits:</text:span></text:span> Just because a business has a big piece of the market doesn't mean it's making lots of money. Sometimes, having a high market share can come with high costs too.</text:p>
      <text:p text:style-name="P19"><text:span text:style-name="Strong_20_Emphasis"><text:span text:style-name="T1">4. Ignores Other Indicators of Profitability:</text:span></text:span> The BCG Matrix only looks at market growth and market share. It doesn't consider other important factors that might affect profitability, like how efficient a business is or how strong its brand is.</text:p>
      <text:p text:style-name="P19"><text:span text:style-name="Strong_20_Emphasis"><text:span text:style-name="T1">5. Dogs Can Still Be Helpful:</text:span></text:span> Sometimes, businesses in the "Dogs" category can still help other parts of the company. For example, a product that isn't making much money on its own might attract customers to the company's other, more profitable products.</text:p>
      <text:p text:style-name="P19"><text:soft-page-break/><text:span text:style-name="Strong_20_Emphasis"><text:span text:style-name="T1">6. Too Simple for Complex Situations:</text:span></text:span> The BCG Matrix is a simple way to look at businesses, but it might not cover all the complexities of a real business environment.</text:p>
      <text:p text:style-name="P19">In simple words, the BCG Matrix helps companies understand their different businesses and decide how to invest in them. But it's not perfect because it can oversimplify things and doesn't consider all the factors that impact profitability</text:p>
      <text:p text:style-name="P6"/>
      <text:p text:style-name="P6">2.4. GE MODEL:</text:p>
      <text:p text:style-name="P6"/>
      <text:p text:style-name="P7"><text:span text:style-name="Strong_20_Emphasis"><text:span text:style-name="T1">GE/McKinsey Matrix:</text:span></text:span></text:p>
      <text:p text:style-name="P19"><text:span text:style-name="Strong_20_Emphasis"><text:span text:style-name="T1">What is it?</text:span></text:span> Imagine the GE/McKinsey Matrix as a tool that helps big companies decide where to invest their money among different parts of their business. It's like a smart way to decide which parts of the business are the most promising and where to put more resources.</text:p>
      <text:p text:style-name="P19"><text:span text:style-name="Strong_20_Emphasis"><text:span text:style-name="T1">How Does it Work?</text:span></text:span> The matrix has two important things that help companies decide:</text:p>
      <text:list xml:id="list1261678946" text:style-name="L14">
        <text:list-item>
          <text:p text:style-name="P34"><text:span text:style-name="Strong_20_Emphasis"><text:span text:style-name="T1">Industry Attractiveness:</text:span></text:span> This shows how good an industry is for making money. If an industry has good growth and potential for profits, it's attractive.</text:p>
        </text:list-item>
        <text:list-item>
          <text:p text:style-name="P34"><text:span text:style-name="Strong_20_Emphasis"><text:span text:style-name="T1">Business Strength:</text:span></text:span> This measures how strong a specific part of the business is compared to its rivals. If a part of the business is really strong and can compete well, it has high business strength.</text:p>
        </text:list-item>
      </text:list>
      <text:p text:style-name="P19"><text:span text:style-name="Strong_20_Emphasis"><text:span text:style-name="T1">Invest/Grow Box:</text:span></text:span> In this box, companies should put their money into business parts that are in attractive industries and have a strong competitive position. These parts are like seeds that can grow into something big and profitable with more investment.</text:p>
      <text:p text:style-name="P19"><text:span text:style-name="Strong_20_Emphasis"><text:span text:style-name="T1">Example:</text:span></text:span> Imagine a company has a software division that makes video editing software. The industry for software is growing, and their software is really popular. So, the company should invest more in this division to make even better software and capture more of the market.</text:p>
      <text:p text:style-name="P19"><text:span text:style-name="Strong_20_Emphasis"><text:span text:style-name="T1">Selectivity/Earnings Box:</text:span></text:span> Here, companies invest money in parts of their business that are in attractive industries but might not be super strong in competition. These parts might not be the best, but they can still make money.</text:p>
      <text:p text:style-name="P19"><text:span text:style-name="Strong_20_Emphasis"><text:span text:style-name="T1">Example:</text:span></text:span> A company has a line of products that are doing well in the market, but they're not the absolute best. It might make sense to invest some money in these products to make them better and increase their market share.</text:p>
      <text:p text:style-name="P19"><text:span text:style-name="Strong_20_Emphasis"><text:span text:style-name="T1">Harvest/Divest Box:</text:span></text:span> This box is for parts of the business that are not doing well in industries that aren't very attractive. Companies might not want to invest a lot in these parts, and sometimes it's better to sell them off.</text:p>
      <text:p text:style-name="P19"><text:span text:style-name="Strong_20_Emphasis"><text:span text:style-name="T1">Example:</text:span></text:span> If a company has a department that makes fax machines, which are no longer in demand because of modern technology, it might be a good idea to sell off that department.</text:p>
      <text:p text:style-name="P19"><text:soft-page-break/><text:span text:style-name="Strong_20_Emphasis"><text:span text:style-name="T1">Differences Between BCG and GE/McKinsey Matrix:</text:span></text:span></text:p>
      <text:p text:style-name="P19"><text:span text:style-name="Strong_20_Emphasis"><text:span text:style-name="T1">1. Meaning:</text:span></text:span> BCG Matrix looks at business growth and market share, while the GE/McKinsey Matrix considers industry attractiveness and business strengths.</text:p>
      <text:p text:style-name="P19"><text:span text:style-name="Strong_20_Emphasis"><text:span text:style-name="T1">2. Number of Cells:</text:span></text:span> BCG Matrix has four cells, while the GE/McKinsey Matrix has nine cells, making it more detailed.</text:p>
      <text:p text:style-name="P19"><text:span text:style-name="Strong_20_Emphasis"><text:span text:style-name="T1">3. Objective:</text:span></text:span> BCG Matrix helps businesses decide where to allocate resources, while the GE/McKinsey Matrix focuses on prioritizing investments in different business units.</text:p>
      <text:p text:style-name="P19"><text:span text:style-name="Strong_20_Emphasis"><text:span text:style-name="T1">4. Classification:</text:span></text:span> BCG Matrix uses high/low and strong/average classifications, while the GE/McKinsey Matrix uses high/medium/low and strong/average/weak classifications.</text:p>
      <text:p text:style-name="P19"><text:span text:style-name="Strong_20_Emphasis"><text:span text:style-name="T1">5. Limitations:</text:span></text:span> The GE/McKinsey Matrix addresses some limitations of the BCG Matrix and is considered an improvement over it.</text:p>
      <text:p text:style-name="P19">In simple words, the GE/McKinsey Matrix helps companies decide where to put their money based on how attractive the industry is and how strong their business is compared to others. It's a more detailed and improved version of the BCG Matrix.</text:p>
      <text:p text:style-name="P6"/>
      <text:p text:style-name="P6"/>
      <text:p text:style-name="P7"><text:span text:style-name="Strong_20_Emphasis"><text:span text:style-name="T9">2.5. </text:span></text:span><text:span text:style-name="Strong_20_Emphasis"><text:span text:style-name="T1">SWOT Analysis:</text:span></text:span></text:p>
      <text:p text:style-name="P19"><text:span text:style-name="Strong_20_Emphasis"><text:span text:style-name="T1">What is it?</text:span></text:span> Think of SWOT Analysis like looking at a puzzle to understand a situation better. It helps businesses (or even individuals) see what they're good at, what they need to improve, what good opportunities they have, and what problems might come their way.</text:p>
      <text:p text:style-name="P19"><text:span text:style-name="Strong_20_Emphasis"><text:span text:style-name="T1">What Does SWOT Stand For?</text:span></text:span> S: Strengths - These are the things you're really good at. They give you an advantage over others. W: Weaknesses - These are things you need to work on because they could be used against you by your competitors. O: Opportunities - These are good things happening around you that you can take advantage of. T: Threats - These are challenges or problems that could hurt your plans.</text:p>
      <text:p text:style-name="P19"><text:span text:style-name="Strong_20_Emphasis"><text:span text:style-name="T1">How Does it Work?</text:span></text:span> Imagine you're running a small coffee shop. Let's do a simple SWOT Analysis for your business:</text:p>
      <text:p text:style-name="P19"><text:span text:style-name="Strong_20_Emphasis"><text:span text:style-name="T1">Strengths:</text:span></text:span></text:p>
      <text:list xml:id="list1601571457" text:style-name="L15">
        <text:list-item>
          <text:p text:style-name="P35">You have the best coffee beans in town.</text:p>
        </text:list-item>
        <text:list-item>
          <text:p text:style-name="P35">Your shop has a cozy atmosphere.</text:p>
        </text:list-item>
        <text:list-item>
          <text:p text:style-name="P36">Your staff is friendly and skilled.</text:p>
        </text:list-item>
      </text:list>
      <text:p text:style-name="P19"><text:span text:style-name="Strong_20_Emphasis"><text:span text:style-name="T1">Weaknesses:</text:span></text:span></text:p>
      <text:list xml:id="list369252595" text:style-name="L16">
        <text:list-item>
          <text:p text:style-name="P37">Your prices are a bit higher compared to other local coffee shops.</text:p>
        </text:list-item>
        <text:list-item>
          <text:p text:style-name="P37">Your shop is a bit small, so there's limited seating.</text:p>
        </text:list-item>
        <text:list-item>
          <text:p text:style-name="P38"><text:soft-page-break/>You don't have a lot of marketing experience.</text:p>
        </text:list-item>
      </text:list>
      <text:p text:style-name="P19"><text:span text:style-name="Strong_20_Emphasis"><text:span text:style-name="T1">Opportunities:</text:span></text:span></text:p>
      <text:list xml:id="list3765976375" text:style-name="L17">
        <text:list-item>
          <text:p text:style-name="P39">A new office building is opening nearby, bringing in more potential customers.</text:p>
        </text:list-item>
        <text:list-item>
          <text:p text:style-name="P40">People in the area are becoming health-conscious, so you could introduce healthier menu options.</text:p>
        </text:list-item>
      </text:list>
      <text:p text:style-name="P19"><text:span text:style-name="Strong_20_Emphasis"><text:span text:style-name="T1">Threats:</text:span></text:span></text:p>
      <text:list xml:id="list968964548" text:style-name="L18">
        <text:list-item>
          <text:p text:style-name="P41">A big chain coffee shop is opening just a block away.</text:p>
        </text:list-item>
        <text:list-item>
          <text:p text:style-name="P42">A new trend of tea shops might take some of your customers.</text:p>
        </text:list-item>
      </text:list>
      <text:p text:style-name="P19"><text:span text:style-name="Strong_20_Emphasis"><text:span text:style-name="T1">How to Do It:</text:span></text:span></text:p>
      <text:list xml:id="list322516087" text:style-name="L19">
        <text:list-item>
          <text:p text:style-name="P43"><text:span text:style-name="Strong_20_Emphasis"><text:span text:style-name="T1">List Strengths and Weaknesses:</text:span></text:span> Make a list of things your business is really good at (strengths) and things you need to improve (weaknesses).</text:p>
        </text:list-item>
        <text:list-item>
          <text:p text:style-name="P43"><text:span text:style-name="Strong_20_Emphasis"><text:span text:style-name="T1">Identify Opportunities and Threats:</text:span></text:span> Think about what's happening around your business. Are there good things you can use to your advantage (opportunities)? Are there things that could hurt your business (threats)?</text:p>
        </text:list-item>
      </text:list>
      <text:p text:style-name="P19"><text:span text:style-name="Strong_20_Emphasis"><text:span text:style-name="T1">Why is SWOT Analysis Useful?</text:span></text:span> Imagine you're planning a road trip. You'd want to know your car's strengths (fuel efficiency), weaknesses (aging brakes), opportunities (scenic routes), and threats (bad weather). Similarly, for a business, knowing these things helps make better decisions and come up with strategies.</text:p>
      <text:p text:style-name="P19">In simple words, SWOT Analysis is like looking at a situation from all angles to figure out what you're good at, what you need to fix, what you can take advantage of, and what could go wrong. It's like putting together a puzzle to make smarter choices.</text:p>
      <text:p text:style-name="P6"/>
      <text:p text:style-name="P6"/>
      <text:p text:style-name="P6"/>
      <text:p text:style-name="P6">2.6. TOWS MATRIX:</text:p>
      <text:p text:style-name="P6"/>
      <text:p text:style-name="P7"><text:span text:style-name="Strong_20_Emphasis"><text:span text:style-name="T1">TOWS Matrix:</text:span></text:span></text:p>
      <text:p text:style-name="P19"><text:span text:style-name="Strong_20_Emphasis"><text:span text:style-name="T1">What is it?</text:span></text:span> Imagine the TOWS Matrix like a strategy tool that helps businesses turn their SWOT Analysis findings into action plans. It helps the company think about how to use their strengths and overcome weaknesses while taking advantage of opportunities and tackling threats.</text:p>
      <text:p text:style-name="P19"><text:span text:style-name="Strong_20_Emphasis"><text:span text:style-name="T1">Strategies in TOWS Matrix:</text:span></text:span></text:p>
      <text:list xml:id="list3600224844" text:style-name="L20">
        <text:list-item>
          <text:p text:style-name="P44"><text:soft-page-break/><text:span text:style-name="Strong_20_Emphasis"><text:span text:style-name="T1">Strengths-Opportunities (SO) Strategies:</text:span></text:span> These strategies use the company's strengths to make the most of opportunities. It's like using what you're already good at to take advantage of good things happening around you.</text:p>
          <text:p text:style-name="P44"><text:span text:style-name="Strong_20_Emphasis"><text:span text:style-name="T1">Example:</text:span></text:span> A tech company that's really good at designing user-friendly apps might use its strength to develop new apps for emerging markets, where there's a growing demand for technology.</text:p>
        </text:list-item>
        <text:list-item>
          <text:p text:style-name="P44"><text:span text:style-name="Strong_20_Emphasis"><text:span text:style-name="T1">Weaknesses-Opportunities (WO) Strategies:</text:span></text:span> These strategies aim to minimize weaknesses by using opportunities. It's about improving your weak points to benefit from favorable situations.</text:p>
          <text:p text:style-name="P44"><text:span text:style-name="Strong_20_Emphasis"><text:span text:style-name="T1">Example:</text:span></text:span> An online store struggling with slow delivery might partner with a reliable courier service to address the weakness and benefit from the opportunity of offering fast shipping.</text:p>
        </text:list-item>
        <text:list-item>
          <text:p text:style-name="P44"><text:span text:style-name="Strong_20_Emphasis"><text:span text:style-name="T1">Strengths-Threats (ST) Strategies:</text:span></text:span> These strategies use the company's strengths to tackle external threats. It's like using your strengths to defend against potential problems.</text:p>
          <text:p text:style-name="P44"><text:span text:style-name="Strong_20_Emphasis"><text:span text:style-name="T1">Example:</text:span></text:span> A well-known restaurant with excellent customer service might face a new competitor. To counter the threat, they could emphasize their superior service even more to keep loyal customers.</text:p>
        </text:list-item>
        <text:list-item>
          <text:p text:style-name="P44"><text:span text:style-name="Strong_20_Emphasis"><text:span text:style-name="T1">Weaknesses-Threats (WT) Strategies:</text:span></text:span> These strategies aim to minimize weaknesses and avoid threats. It's about fixing weak points to defend against problems.</text:p>
          <text:p text:style-name="P44"><text:span text:style-name="Strong_20_Emphasis"><text:span text:style-name="T1">Example:</text:span></text:span> An energy company facing rising environmental concerns might invest in cleaner technologies and promote its commitment to sustainability to address both its weaknesses and the threat of negative public perception.</text:p>
        </text:list-item>
      </text:list>
      <text:p text:style-name="P19"><text:span text:style-name="Strong_20_Emphasis"><text:span text:style-name="T1">Applying the Strategies:</text:span></text:span></text:p>
      <text:p text:style-name="P19">Let's use a small bakery as an example:</text:p>
      <text:list xml:id="list665664043" text:style-name="L21">
        <text:list-item>
          <text:p text:style-name="P45"><text:span text:style-name="Strong_20_Emphasis"><text:span text:style-name="T1">SO Strategy:</text:span></text:span> The bakery is known for its delicious pastries. They notice more people are looking for healthier options. They decide to develop a line of whole-grain and low-sugar pastries to cater to this health-conscious trend.</text:p>
        </text:list-item>
        <text:list-item>
          <text:p text:style-name="P45"><text:span text:style-name="Strong_20_Emphasis"><text:span text:style-name="T1">WO Strategy:</text:span></text:span> The bakery realizes they have limited seating space. A nearby park becomes available for events. They decide to partner with the park and offer picnic packages to overcome the weakness of limited seating and make use of the opportunity.</text:p>
        </text:list-item>
        <text:list-item>
          <text:p text:style-name="P45"><text:span text:style-name="Strong_20_Emphasis"><text:span text:style-name="T1">ST Strategy:</text:span></text:span> A trendy café opens nearby and starts drawing customers away. The bakery focuses on their quality and introduces loyalty programs to keep their loyal customers, leveraging their strength to counter the threat.</text:p>
        </text:list-item>
        <text:list-item>
          <text:p text:style-name="P45"><text:span text:style-name="Strong_20_Emphasis"><text:span text:style-name="T1">WT Strategy:</text:span></text:span> The bakery has difficulty sourcing organic ingredients. They also face competition from big supermarket chains. To address both weaknesses and threats, they form alliances with local farmers for a more reliable source of organic ingredients and emphasize the unique, artisanal nature of their products.</text:p>
        </text:list-item>
      </text:list>
      <text:p text:style-name="P19"><text:soft-page-break/>In simple words, the TOWS Matrix helps businesses turn their SWOT Analysis into action plans. It's like using your strengths to take advantage of good things, improving weaknesses to make use of opportunities, defending against threats with your strengths, and fixing weaknesses to avoid problems.</text:p>
      <text:p text:style-name="P6"/>
      <text:p text:style-name="P6">2.7. MARKET LIFE CYCLE MODEL:</text:p>
      <text:p text:style-name="P9"><text:span text:style-name="Strong_20_Emphasis"><text:span text:style-name="T1">Product/ MARKET Life Cycle (PLC):</text:span></text:span></text:p>
      <text:p text:style-name="P19"><text:span text:style-name="Strong_20_Emphasis"><text:span text:style-name="T1">What is it?</text:span></text:span> Think of the Product Life Cycle like the journey a product takes from its birth to its end. It's like the different stages a product goes through, starting with its introduction, then growing in popularity, becoming mature, and eventually declining.</text:p>
      <text:p text:style-name="P19"><text:span text:style-name="Strong_20_Emphasis"><text:span text:style-name="T1">Different Phases of PLC:</text:span></text:span></text:p>
      <text:p text:style-name="P19"><text:span text:style-name="Strong_20_Emphasis"><text:span text:style-name="T1">1. Introduction Phase:</text:span></text:span> This is when a new product is introduced to the market. It's like the beginning of a product's journey. In this phase, companies spend a lot to make people aware of the new product.</text:p>
      <text:p text:style-name="P19"><text:span text:style-name="Strong_20_Emphasis"><text:span text:style-name="T1">Example:</text:span></text:span> Imagine a new smartphone model hitting the market. The company needs to tell people about its features and why it's better than the previous version.</text:p>
      <text:p text:style-name="P19"><text:span text:style-name="Strong_20_Emphasis"><text:span text:style-name="T1">2. Growth Phase:</text:span></text:span> Now, the product is catching on, and more people are buying it. It's like the product is growing in popularity and sales are increasing.</text:p>
      <text:p text:style-name="P19"><text:span text:style-name="Strong_20_Emphasis"><text:span text:style-name="T1">Example:</text:span></text:span> The new smartphone becomes a hit, and more and more people start buying it. The company is making a lot of sales and profits are rising.</text:p>
      <text:p text:style-name="P19"><text:span text:style-name="Strong_20_Emphasis"><text:span text:style-name="T1">3. Maturity Phase:</text:span></text:span> After a while, many people have the product, and sales start to slow down a bit. It's like the product reaches its peak popularity.</text:p>
      <text:p text:style-name="P19"><text:span text:style-name="Strong_20_Emphasis"><text:span text:style-name="T1">Example:</text:span></text:span> As time goes on, almost everyone who wants a new smartphone has bought one. Sales are still good, but not growing as fast as before.</text:p>
      <text:p text:style-name="P19"><text:span text:style-name="Strong_20_Emphasis"><text:span text:style-name="T1">4. Decline Phase:</text:span></text:span> Finally, the product becomes old-fashioned or people find better alternatives. Sales drop, and it's like the product is nearing the end of its journey.</text:p>
      <text:p text:style-name="P19"><text:span text:style-name="Strong_20_Emphasis"><text:span text:style-name="T1">Example:</text:span></text:span> New smartphones with even better features come out, and people are more interested in those. Sales of the older model start to go down.</text:p>
      <text:p text:style-name="P19"><text:span text:style-name="Strong_20_Emphasis"><text:span text:style-name="T1">Strategies for Each Phase:</text:span></text:span></text:p>
      <text:p text:style-name="P19"><text:span text:style-name="Strong_20_Emphasis"><text:span text:style-name="T1">Introduction Phase:</text:span></text:span></text:p>
      <text:list xml:id="list2328949433" text:style-name="L22">
        <text:list-item>
          <text:p text:style-name="P46"><text:span text:style-name="Strong_20_Emphasis"><text:span text:style-name="T1">Rapid Skimming Strategy:</text:span></text:span> Launch the product at a high price and promote it heavily. Works for new and unique products.</text:p>
        </text:list-item>
        <text:list-item>
          <text:p text:style-name="P47"><text:span text:style-name="Strong_20_Emphasis"><text:span text:style-name="T1">Slow Skimming Strategy:</text:span></text:span> Introduce the product at a high price but spend less on promotion. Effective for specialized products.</text:p>
        </text:list-item>
      </text:list>
      <text:p text:style-name="P19"><text:soft-page-break/><text:span text:style-name="Strong_20_Emphasis"><text:span text:style-name="T1">Growth Phase:</text:span></text:span></text:p>
      <text:list xml:id="list1116163921" text:style-name="L23">
        <text:list-item>
          <text:p text:style-name="P48">Improve product quality.</text:p>
        </text:list-item>
        <text:list-item>
          <text:p text:style-name="P48">Add new features.</text:p>
        </text:list-item>
        <text:list-item>
          <text:p text:style-name="P48">Enter new market segments.</text:p>
        </text:list-item>
        <text:list-item>
          <text:p text:style-name="P48">Expand distribution channels.</text:p>
        </text:list-item>
        <text:list-item>
          <text:p text:style-name="P48">Lower prices to attract more buyers.</text:p>
        </text:list-item>
        <text:list-item>
          <text:p text:style-name="P49">Increase advertising and promotions.</text:p>
        </text:list-item>
      </text:list>
      <text:p text:style-name="P19"><text:span text:style-name="Strong_20_Emphasis"><text:span text:style-name="T1">Maturity Phase:</text:span></text:span></text:p>
      <text:list xml:id="list3812171571" text:style-name="L24">
        <text:list-item>
          <text:p text:style-name="P50">Focus on product quality.</text:p>
        </text:list-item>
        <text:list-item>
          <text:p text:style-name="P50">Encourage current customers to use the product more.</text:p>
        </text:list-item>
        <text:list-item>
          <text:p text:style-name="P50">Convert non-users into users through creative marketing.</text:p>
        </text:list-item>
        <text:list-item>
          <text:p text:style-name="P50">Invest in advertising and promotions.</text:p>
        </text:list-item>
        <text:list-item>
          <text:p text:style-name="P51">Find new uses for the product.</text:p>
        </text:list-item>
      </text:list>
      <text:p text:style-name="P19"><text:span text:style-name="Strong_20_Emphasis"><text:span text:style-name="T1">Decline Phase:</text:span></text:span></text:p>
      <text:list xml:id="list1353253248" text:style-name="L25">
        <text:list-item>
          <text:p text:style-name="P52">Improve the product or revitalize it.</text:p>
        </text:list-item>
        <text:list-item>
          <text:p text:style-name="P52">Optimize production and marketing efficiency.</text:p>
        </text:list-item>
        <text:list-item>
          <text:p text:style-name="P52">Streamline the product range by focusing on profitable items.</text:p>
        </text:list-item>
        <text:list-item>
          <text:p text:style-name="P53">Carefully manage costs to maximize profitability.</text:p>
        </text:list-item>
      </text:list>
      <text:p text:style-name="P19">In simple words, the Product Life Cycle is like the journey a product takes from being introduced to the market, growing in popularity, reaching its peak, and eventually declining. During each phase, different strategies are used to make the most out of the product's life in the market. Just like a new toy becoming a favorite, then getting old as new ones come along, products have their own lifecycles too.</text:p>
      <text:p text:style-name="P6"/>
      <text:p text:style-name="P6"/>
      <text:p text:style-name="P6">2.8. ORGANIZATIONAL LEARNING:</text:p>
      <text:p text:style-name="P6"/>
      <text:p text:style-name="P7"><text:span text:style-name="Strong_20_Emphasis"><text:span text:style-name="T1">Organizational Learning:</text:span></text:span></text:p>
      <text:p text:style-name="P19">Imagine a big company as a giant brain that gets smarter over time. Organizational learning is like the process of this brain getting better at what it does by gaining experience and knowledge. Just like when you learn from your mistakes, companies can also learn from their successes and failures to improve.</text:p>
      <text:p text:style-name="P19"><text:span text:style-name="Strong_20_Emphasis"><text:span text:style-name="T1">Types of Learning:</text:span></text:span></text:p>
      <text:p text:style-name="P19"><text:span text:style-name="Strong_20_Emphasis"><text:span text:style-name="T1">1. Single Loop Learning:</text:span></text:span> This is when a company makes small changes to its plans based on the mistakes it makes. It's like when a soccer team changes its strategy during a game because they're losing.</text:p>
      <text:p text:style-name="P19"><text:soft-page-break/><text:span text:style-name="Strong_20_Emphasis"><text:span text:style-name="T1">Example:</text:span></text:span> A company realizes that their new advertisement isn't bringing in as many customers as they thought. They tweak the ad to make it more appealing.</text:p>
      <text:p text:style-name="P19"><text:span text:style-name="Strong_20_Emphasis"><text:span text:style-name="T1">2. Double Loop Learning:</text:span></text:span> In this type, a company changes its whole way of thinking and doing things to be more efficient. It's like a chef completely changing the recipe of a dish to make it tastier.</text:p>
      <text:p text:style-name="P19"><text:span text:style-name="Strong_20_Emphasis"><text:span text:style-name="T1">Example:</text:span></text:span> A company notices that its sales go up and down a lot. Instead of just fixing the ads, they rethink their entire sales approach to make it steady.</text:p>
      <text:p text:style-name="P19"><text:span text:style-name="Strong_20_Emphasis"><text:span text:style-name="T1">3. Deutero Learning:</text:span></text:span> This is like learning how to learn better. A company improves its ways of gathering and using knowledge. It's like students figuring out better ways to study for exams.</text:p>
      <text:p text:style-name="P19"><text:span text:style-name="Strong_20_Emphasis"><text:span text:style-name="T1">Example:</text:span></text:span> A company sets up a system where employees can share their ideas easily, making the whole team learn from each other more effectively.</text:p>
      <text:p text:style-name="P19"><text:span text:style-name="Strong_20_Emphasis"><text:span text:style-name="T1">Characteristics of Organizational Learning:</text:span></text:span></text:p>
      <text:p text:style-name="P19"><text:span text:style-name="Strong_20_Emphasis"><text:span text:style-name="T1">1. Systems Thinking:</text:span></text:span> This means looking at the whole company, not just its parts. It's like seeing the forest, not just the trees. Companies that do this are better at making smart decisions.</text:p>
      <text:p text:style-name="P19"><text:span text:style-name="Strong_20_Emphasis"><text:span text:style-name="T1">Example:</text:span></text:span> A car company doesn't just focus on making cool car designs. They also look at how their factories work, how they treat their workers, and how they impact the environment.</text:p>
      <text:p text:style-name="P19"><text:span text:style-name="Strong_20_Emphasis"><text:span text:style-name="T1">2. Personal Mastery:</text:span></text:span> This is about employees getting really good at their jobs. It's like a basketball player practicing every day to become a better shooter.</text:p>
      <text:p text:style-name="P19"><text:span text:style-name="Strong_20_Emphasis"><text:span text:style-name="T1">Example:</text:span></text:span> An employee at a bank keeps learning new things about finance, so they become really good at helping customers with their money.</text:p>
      <text:p text:style-name="P19"><text:span text:style-name="Strong_20_Emphasis"><text:span text:style-name="T1">3. Mental Models:</text:span></text:span> This is about questioning old ways of thinking and improving them. It's like updating an old computer with new software to make it faster.</text:p>
      <text:p text:style-name="P19"><text:span text:style-name="Strong_20_Emphasis"><text:span text:style-name="T1">Example:</text:span></text:span> A company realizes that they've been doing things the same way for years. They challenge these old ways and come up with better ideas.</text:p>
      <text:p text:style-name="P19"><text:span text:style-name="Strong_20_Emphasis"><text:span text:style-name="T1">4. Shared Vision:</text:span></text:span> This is when everyone in the company shares a common goal. It's like a soccer team all working together to win the championship.</text:p>
      <text:p text:style-name="P19"><text:span text:style-name="Strong_20_Emphasis"><text:span text:style-name="T1">Example:</text:span></text:span> A software company has a vision of creating products that make people's lives easier. Every employee understands this and works towards it.</text:p>
      <text:p text:style-name="P19"><text:span text:style-name="Strong_20_Emphasis"><text:span text:style-name="T1">5. Team Learning:</text:span></text:span> This is when a group of employees learns from each other. It's like friends helping each other study for a test and doing better together.</text:p>
      <text:p text:style-name="P19"><text:span text:style-name="Strong_20_Emphasis"><text:span text:style-name="T1">Example:</text:span></text:span> In a marketing team, each member shares their ideas and experiences. They learn from each other and come up with better strategies.</text:p>
      <text:p text:style-name="P19"><text:span text:style-name="Strong_20_Emphasis"><text:span text:style-name="T1">Benefits of a Learning Culture:</text:span></text:span></text:p>
      <text:p text:style-name="P19">Creating a learning culture in a company is like making sure everyone is always improving and finding better ways to work together.</text:p>
      <text:p text:style-name="P19"><text:soft-page-break/><text:span text:style-name="Strong_20_Emphasis"><text:span text:style-name="T1">Example:</text:span></text:span> A tech company encourages its employees to learn new coding languages. As a result, they create more innovative software and stay ahead of the competition.</text:p>
      <text:p text:style-name="P19">In simple terms, organizational learning is about a company getting better at what it does by learning from its experiences, just like people do in everyday life. This helps the company become more efficient, innovative, and successful.</text:p>
      <text:p text:style-name="P6"/>
      <text:p text:style-name="P6"/>
      <text:p text:style-name="P6"/>
      <text:p text:style-name="P6">2.9. EXPERIENCE CURVE:</text:p>
      <text:p text:style-name="P6"/>
      <text:p text:style-name="P6"/>
      <text:p text:style-name="P7"><text:span text:style-name="Strong_20_Emphasis"><text:span text:style-name="T1">Experience Curve:</text:span></text:span></text:p>
      <text:p text:style-name="P19">Imagine you're learning to play a musical instrument. At first, it might be tough, and you might make a lot of mistakes. But as you practice more and gain experience, you become better and faster at playing. The same idea applies to businesses – as they make more products or provide more services, they become more efficient and their costs go down.</text:p>
      <text:p text:style-name="P19"><text:span text:style-name="Strong_20_Emphasis"><text:span text:style-name="T1">What it Means:</text:span></text:span></text:p>
      <text:p text:style-name="P19">The Experience Curve concept says that the more a company does something, the better it gets at it. This helps the company lower its costs and become more competitive. Just like you get better at playing an instrument with practice, companies get better at what they do with experience.</text:p>
      <text:p text:style-name="P19"><text:span text:style-name="Strong_20_Emphasis"><text:span text:style-name="T1">Example:</text:span></text:span></text:p>
      <text:p text:style-name="P19">Imagine a company that makes smartphones. When they first started making phones, they had to figure out everything from scratch – how to design, assemble, and market them. They might have made some mistakes and spent more money.</text:p>
      <text:p text:style-name="P19">But as they kept making more phones, they learned what works best. They discovered more efficient ways to assemble the phones, found better suppliers for parts, and understood how to market them effectively. All this experience allowed them to make each phone faster and at a lower cost. This means they can sell the phones to customers at a better price while still making a profit.</text:p>
      <text:p text:style-name="P19"><text:span text:style-name="Strong_20_Emphasis"><text:span text:style-name="T1">Implications:</text:span></text:span></text:p>
      <text:p text:style-name="P19">The Experience Curve has some important lessons for businesses:</text:p>
      <text:list xml:id="list2712496788" text:style-name="L26">
        <text:list-item>
          <text:p text:style-name="P54"><text:span text:style-name="Strong_20_Emphasis"><text:span text:style-name="T1">Cost Advantage:</text:span></text:span> Companies that have more experience can produce things cheaper. This gives them an advantage over competitors who are just starting.</text:p>
        </text:list-item>
        <text:list-item>
          <text:p text:style-name="P54"><text:soft-page-break/><text:span text:style-name="Strong_20_Emphasis"><text:span text:style-name="T1">Market Leaders:</text:span></text:span> The bigger and more successful a company becomes, the more experience it gains. So, market leaders who sell a lot have a strong advantage in reducing costs.</text:p>
        </text:list-item>
        <text:list-item>
          <text:p text:style-name="P54"><text:span text:style-name="Strong_20_Emphasis"><text:span text:style-name="T1">Barriers to Entry:</text:span></text:span> Experience becomes a barrier that new companies need to overcome to compete. It's like joining a game when others have already practiced a lot.</text:p>
        </text:list-item>
      </text:list>
      <text:p text:style-name="P19"><text:span text:style-name="Strong_20_Emphasis"><text:span text:style-name="T1">Criticism:</text:span></text:span></text:p>
      <text:p text:style-name="P19">However, there are some criticisms:</text:p>
      <text:list xml:id="list900498513" text:style-name="L27">
        <text:list-item>
          <text:p text:style-name="P55"><text:span text:style-name="Strong_20_Emphasis"><text:span text:style-name="T1">Complacency:</text:span></text:span> Sometimes, companies that are experienced can become too comfortable and resist change or innovation.</text:p>
        </text:list-item>
        <text:list-item>
          <text:p text:style-name="P55"><text:span text:style-name="Strong_20_Emphasis"><text:span text:style-name="T1">Rapid Changes:</text:span></text:span> In today's fast-changing world, the Experience Curve might not apply as well, as technologies and markets evolve quickly.</text:p>
        </text:list-item>
      </text:list>
      <text:p text:style-name="P19"><text:span text:style-name="Strong_20_Emphasis"><text:span text:style-name="T1">Experience Curve Graph:</text:span></text:span></text:p>
      <text:p text:style-name="P19">Imagine drawing a graph. On one side, you put the total number of products a company has made. On the other side, you put the cost of making each product. The Experience Curve shows that as the number of products increases, the cost of making each one goes down. It's like a learning reward – the more you do it, the better you get.</text:p>
      <text:p text:style-name="P19"><text:span text:style-name="Strong_20_Emphasis"><text:span text:style-name="T1">Tricky Points:</text:span></text:span></text:p>
      <text:p text:style-name="P19">Sometimes, a company's experience can't keep making costs go down. This can happen when new technology arrives, or competitors introduce better products. When this happens, the old Experience Curve stops, and a new one starts.</text:p>
      <text:p text:style-name="P19"><text:span text:style-name="Strong_20_Emphasis"><text:span text:style-name="T1">Example:</text:span></text:span></text:p>
      <text:p text:style-name="P19">Let's say a company has been making traditional light bulbs for years. They've learned to make them really efficiently and at a low cost. But suddenly, LED light bulbs become popular. The company has to change its processes, invest in new technology, and retrain its workers to make LED bulbs. This disrupts the old Experience Curve, and they have to start a new learning process.</text:p>
      <text:p text:style-name="P19">In simple words, the Experience Curve is like the process of getting better at something as you do it more. Just like practice helps you improve your skills, companies become more efficient and reduce costs as they gain experience. However, sometimes big changes or competition can stop this process, and companies need to start learning again.</text:p>
      <text:p text:style-name="P6"/>
      <text:p text:style-name="P6"/>
      <text:p text:style-name="P6"/>
      <text:p text:style-name="P6"/>
      <text:p text:style-name="P6"/>
      <text:p text:style-name="P6"><text:soft-page-break/><text:s text:c="36"/>UNIT-3</text:p>
      <text:p text:style-name="P6"><text:s text:c="18"/>STRATEGY FORMULATON</text:p>
      <text:p text:style-name="P6"/>
      <text:p text:style-name="P6">3.1. FORMULATION OF STRATEGY AT CORPORATE</text:p>
      <text:p text:style-name="P6">LEVEL: </text:p>
      <text:p text:style-name="P7"><text:span text:style-name="Strong_20_Emphasis"><text:span text:style-name="T8">Strategy Formulation:</text:span></text:span><text:span text:style-name="T7"> Think of strategy formulation as planning for a big journey. Before you set off, you need to decide where you want to go, how you'll get there, and what you'll need for the trip. In the business world, strategy formulation is like making a detailed plan to achieve the goals of a company.</text:span></text:p>
      <text:p text:style-name="P19"><text:span text:style-name="Strong_20_Emphasis"><text:span text:style-name="T1">Corporate Level Strategy:</text:span></text:span> Imagine you're the boss of a big company that owns multiple businesses. You need to decide how these businesses should work together to make the company successful. Corporate level strategy is like making a master plan for the entire company.</text:p>
      <text:p text:style-name="P19"><text:span text:style-name="Strong_20_Emphasis"><text:span text:style-name="T1">Different Levels of Strategy:</text:span></text:span></text:p>
      <text:list xml:id="list3747302882" text:style-name="L28">
        <text:list-item>
          <text:p text:style-name="P56"><text:span text:style-name="Strong_20_Emphasis"><text:span text:style-name="T1">Corporate Level Strategy:</text:span></text:span> This is like deciding whether your company should grow bigger, stay stable, or maybe even shrink a bit. It's about the overall direction of your company.</text:p>
        </text:list-item>
        <text:list-item>
          <text:p text:style-name="P56"><text:span text:style-name="Strong_20_Emphasis"><text:span text:style-name="T1">Business Level Strategy:</text:span></text:span> This is like figuring out how each part of your company will compete in its own market. Each part, called a strategic business unit (SBU), needs a plan to succeed.</text:p>
        </text:list-item>
        <text:list-item>
          <text:p text:style-name="P57"><text:span text:style-name="Strong_20_Emphasis"><text:span text:style-name="T1">Functional Level Strategy:</text:span></text:span> This is about making sure everyone in the company is doing their best work to help the bigger strategies succeed.</text:p>
        </text:list-item>
      </text:list>
      <text:p text:style-name="P19"><text:span text:style-name="Strong_20_Emphasis"><text:span text:style-name="T1">Corporate Level Strategy Formulation:</text:span></text:span> When you're making decisions for your whole company, it's called corporate level strategy formulation. Here are some key points:</text:p>
      <text:list xml:id="list1327376061" text:style-name="L29">
        <text:list-item>
          <text:p text:style-name="P58"><text:span text:style-name="Strong_20_Emphasis"><text:span text:style-name="T1">Balancing Resources:</text:span></text:span> You need to make sure that each part of your company gets the right resources like money and people to do well.</text:p>
        </text:list-item>
        <text:list-item>
          <text:p text:style-name="P58"><text:span text:style-name="Strong_20_Emphasis"><text:span text:style-name="T1">Long-Term Planning:</text:span></text:span> This kind of strategy looks ahead for five years or even more.</text:p>
        </text:list-item>
        <text:list-item>
          <text:p text:style-name="P58"><text:span text:style-name="Strong_20_Emphasis"><text:span text:style-name="T1">Grand Strategy:</text:span></text:span> It's like the big plan that guides your company's direction.</text:p>
        </text:list-item>
        <text:list-item>
          <text:p text:style-name="P58"><text:span text:style-name="Strong_20_Emphasis"><text:span text:style-name="T1">Types of Grand Strategy:</text:span></text:span></text:p>
          <text:list>
            <text:list-item>
              <text:p text:style-name="P58"><text:span text:style-name="Strong_20_Emphasis"><text:span text:style-name="T1">Growth Strategy:</text:span></text:span> This means your company wants to get bigger, maybe by opening more stores or expanding to new markets.</text:p>
            </text:list-item>
            <text:list-item>
              <text:p text:style-name="P58"><text:span text:style-name="Strong_20_Emphasis"><text:span text:style-name="T1">Stability Strategy:</text:span></text:span> If things are going well and the market is steady, your company might choose this to keep things as they are.</text:p>
            </text:list-item>
            <text:list-item>
              <text:p text:style-name="P59"><text:soft-page-break/><text:span text:style-name="Strong_20_Emphasis"><text:span text:style-name="T1">Retrenchment Strategy:</text:span></text:span> This is for tough times. If your company is facing problems, it might choose to cut back on products or even reduce staff to survive.</text:p>
            </text:list-item>
          </text:list>
        </text:list-item>
      </text:list>
      <text:p text:style-name="P19"><text:span text:style-name="Strong_20_Emphasis"><text:span text:style-name="T1">Stability Strategy:</text:span></text:span> Imagine you have a successful ice cream shop in a popular location. You're making good profits, and customers love your ice cream. Since everything is going well, you might choose a stability strategy. You'll keep offering the same ice cream in the same place without making big changes.</text:p>
      <text:p text:style-name="P19"><text:span text:style-name="Strong_20_Emphasis"><text:span text:style-name="T1">Retrenchment Strategies:</text:span></text:span> Picture a phone company that used to be really popular but is now losing customers to newer companies. If they want to survive, they might need to change their strategy. They could choose a retrenchment strategy by cutting down on less popular phone models and focusing on a smaller but stronger product line.</text:p>
      <text:p text:style-name="P19"><text:span text:style-name="Strong_20_Emphasis"><text:span text:style-name="T1">Example: WD-40 Company:</text:span></text:span> WD-40 is a company known for its lubricant product. They've been successful for decades with just this one product. Because they're doing well, they might be following a stability strategy, sticking to what they're good at and not taking too many risks by adding new products.</text:p>
      <text:p text:style-name="P19"><text:span text:style-name="Strong_20_Emphasis"><text:span text:style-name="T1">Example: Turnaround Strategy:</text:span></text:span> Imagine a restaurant that was once really popular but is now losing customers because the food quality dropped. The management decides to bring in new chefs, improve the menu, and upgrade the restaurant's look. This is a turnaround strategy, where the company tries to turn things around and become successful again.</text:p>
      <text:p text:style-name="P19">In simple words, corporate-level strategy formulation is like deciding how your big company will achieve its goals. It involves making plans for growth, stability, or even retrenchment based on the company's situation. Just like planning for a trip, you need to decide where to go, how to get there, and what you need to make it a success.</text:p>
      <text:p text:style-name="P6"/>
      <text:p text:style-name="P6"/>
      <text:p text:style-name="P6">3.2. FORMULATING STRATEGIES AT BUSINESS LEVEL:</text:p>
      <text:p text:style-name="P6"/>
      <text:p text:style-name="P7"><text:span text:style-name="Strong_20_Emphasis"><text:span text:style-name="T8">Business-Level Strategies:</text:span></text:span><text:span text:style-name="T7"> Imagine you're running a specific part of a bigger company, like a department that sells toys. You need to figure out how to make your toys stand out in the market and sell well. These strategies are like plans to make your toys more attractive to customers and help your department succeed.</text:span></text:p>
      <text:p text:style-name="P19"><text:span text:style-name="Strong_20_Emphasis"><text:span text:style-name="T1">1. Cost Leadership:</text:span></text:span> Think of cost leadership as offering toys at the best prices. When people go toy shopping, they often look for good deals. If you can make toys for a lower cost than others, you can sell them at a lower price and attract more customers. Big stores like Walmart do this by keeping their costs low, so they can offer products at lower prices than smaller shops.</text:p>
      <text:p text:style-name="P19"><text:soft-page-break/><text:span text:style-name="Strong_20_Emphasis"><text:span text:style-name="T1">2. Differentiation:</text:span></text:span> Differentiation means making your toys unique and special in some way. Imagine you're making a toy that can talk, light up, and do cool tricks. People might be willing to pay more for a toy with these special features. Brands like Apple use differentiation by creating high-quality products with unique designs and features that people are willing to pay a premium for.</text:p>
      <text:p text:style-name="P19"><text:span text:style-name="Strong_20_Emphasis"><text:span text:style-name="T1">3. Focused Low Cost:</text:span></text:span> This is like a twist on cost leadership. Imagine you're making toys specifically for schools. You want to offer them at a lower cost than competitors because schools have tight budgets. Even though you're not competing on a big market scale, you're focusing on a specific group of customers and their needs.</text:p>
      <text:p text:style-name="P19"><text:span text:style-name="Strong_20_Emphasis"><text:span text:style-name="T1">4. Focused Differentiation:</text:span></text:span> Let's say you're creating toys for kids with special needs, like sensory toys that help with their development. You're targeting a smaller group of customers, but you're making toys that are really valuable to them. These toys are different and have unique benefits, so you're focused on a particular niche.</text:p>
      <text:p text:style-name="P19"><text:span text:style-name="Strong_20_Emphasis"><text:span text:style-name="T1">5. Integrated Low Cost/Differentiation:</text:span></text:span> Imagine you're making toys that are both high-quality and affordable. You're not the cheapest in the market, but you're offering better value than others. Think of airlines like Southwest. They offer lower-cost flights, but they also provide good service and perks. They've found a balance between being cost-effective and offering something extra.</text:p>
      <text:p text:style-name="P19"><text:span text:style-name="Strong_20_Emphasis"><text:span text:style-name="T1">Real-Life Examples:</text:span></text:span></text:p>
      <text:list xml:id="list854661039" text:style-name="L30">
        <text:list-item>
          <text:p text:style-name="P60"><text:span text:style-name="Strong_20_Emphasis"><text:span text:style-name="T1">Cost Leadership:</text:span></text:span> Walmart is known for offering products at lower prices than many other stores. They keep their costs low through efficient operations and big-scale purchasing, allowing them to provide affordable products to customers.</text:p>
        </text:list-item>
        <text:list-item>
          <text:p text:style-name="P60"><text:span text:style-name="Strong_20_Emphasis"><text:span text:style-name="T1">Differentiation:</text:span></text:span> Apple stands out by creating unique and stylish products like iPhones and MacBooks. Their design, features, and user experience differentiate them from other tech companies, and customers are willing to pay more for their products.</text:p>
        </text:list-item>
        <text:list-item>
          <text:p text:style-name="P60"><text:span text:style-name="Strong_20_Emphasis"><text:span text:style-name="T1">Focused Low Cost:</text:span></text:span> Dollar Tree focuses on providing products at a very low cost. They target price-sensitive customers who want to buy items for just $1, and their business model revolves around this strategy.</text:p>
        </text:list-item>
        <text:list-item>
          <text:p text:style-name="P60"><text:span text:style-name="Strong_20_Emphasis"><text:span text:style-name="T1">Focused Differentiation:</text:span></text:span> LEGO has a line of toys designed for children with special needs called LEGO Braille Bricks. These bricks have Braille characters that can help visually impaired kids learn while playing.</text:p>
        </text:list-item>
        <text:list-item>
          <text:p text:style-name="P60"><text:span text:style-name="Strong_20_Emphasis"><text:span text:style-name="T1">Integrated Low Cost/Differentiation:</text:span></text:span> Toyota is known for producing reliable cars with good value for money. They provide quality vehicles at competitive prices, striking a balance between cost and features.</text:p>
        </text:list-item>
      </text:list>
      <text:p text:style-name="P19">In simple terms, business-level strategies are like plans for making your products unique, affordable, or tailored to specific customers' needs. By choosing the right strategy, you can attract more customers and make your business successful in the market.</text:p>
      <text:p text:style-name="P6"/>
      <text:p text:style-name="P6"><text:soft-page-break/>3.3. STRATEGY FORMULATION IN FUNCTIONAL LEVELS:</text:p>
      <text:p text:style-name="P6"/>
      <text:p text:style-name="P7"><text:span text:style-name="Strong_20_Emphasis"><text:span text:style-name="T8">Functional-Level Strategies:</text:span></text:span><text:span text:style-name="T7"> Think of these strategies as specific plans for different departments within a company. Each department, like marketing, finance, operations, human resources, research and development, and information systems, needs its own strategy to help the entire business succeed.</text:span></text:p>
      <text:p text:style-name="P19"><text:span text:style-name="Strong_20_Emphasis"><text:span text:style-name="T1">1. Marketing:</text:span></text:span> Imagine you're in charge of marketing for a toy company. Your goal is to make sure people know about your toys and want to buy them. This strategy involves creating ads, promotions, and even deciding where to sell the toys. For example, when a new video game is released, the marketing team creates ads, social media campaigns, and events to get players excited and interested.</text:p>
      <text:p text:style-name="P19"><text:span text:style-name="Strong_20_Emphasis"><text:span text:style-name="T1">2. Finance:</text:span></text:span> Finance is about money. This strategy involves managing the company's finances, like finding ways to get money (loans, stock offerings), keeping track of costs, and estimating profits. If your toy company wants to expand, you might need to figure out how to get funds to build new stores or warehouses.</text:p>
      <text:p text:style-name="P19"><text:span text:style-name="Strong_20_Emphasis"><text:span text:style-name="T1">3. Operations:</text:span></text:span> Operations deal with how things are made and managed. If your toy company wants to make high-quality toys, you'll need to focus on processes that ensure quality and manage inventory. For example, a company making eco-friendly toys might have a strategy to source sustainable materials and use energy-efficient production methods.</text:p>
      <text:p text:style-name="P19"><text:span text:style-name="Strong_20_Emphasis"><text:span text:style-name="T1">4. Human Resources:</text:span></text:span> Human resources is all about people in the company. This strategy involves hiring, training, compensating, and developing employees. If your toy company plans to open more stores, you need to figure out how many new employees you need and how to train them properly.</text:p>
      <text:p text:style-name="P19"><text:span text:style-name="Strong_20_Emphasis"><text:span text:style-name="T1">5. Research and Development (R&amp;D):</text:span></text:span> R&amp;D focuses on creating new and improved products or services. Let's say your toy company wants to create a line of interactive educational toys. R&amp;D would work on designing and testing these toys to make sure they're safe, fun, and educational.</text:p>
      <text:p text:style-name="P19"><text:span text:style-name="Strong_20_Emphasis"><text:span text:style-name="T1">6. Information Systems:</text:span></text:span> Information systems involve managing and using data for decision-making. If your toy company wants to know which toys are selling the best and where, information systems help by collecting, analyzing, and presenting data to help the company make smart choices.</text:p>
      <text:p text:style-name="P19"><text:span text:style-name="Strong_20_Emphasis"><text:span text:style-name="T1">Real-Life Examples:</text:span></text:span></text:p>
      <text:list xml:id="list1557062262" text:style-name="L31">
        <text:list-item>
          <text:p text:style-name="P61"><text:span text:style-name="Strong_20_Emphasis"><text:span text:style-name="T1">Marketing:</text:span></text:span> Apple launches new iPhones with huge marketing campaigns. They create suspense through teaser ads, host events to reveal new features, and use social media to create buzz.</text:p>
        </text:list-item>
        <text:list-item>
          <text:p text:style-name="P61"><text:soft-page-break/><text:span text:style-name="Strong_20_Emphasis"><text:span text:style-name="T1">Finance:</text:span></text:span> Tesla, a company known for electric cars, often raises funds by selling shares of its stock. These funds help them invest in new technologies and expand their business.</text:p>
        </text:list-item>
        <text:list-item>
          <text:p text:style-name="P61"><text:span text:style-name="Strong_20_Emphasis"><text:span text:style-name="T1">Operations:</text:span></text:span> Toyota's "lean manufacturing" strategy focuses on minimizing waste and maximizing efficiency in their production process, which helps them create high-quality cars at a competitive cost.</text:p>
        </text:list-item>
        <text:list-item>
          <text:p text:style-name="P61"><text:span text:style-name="Strong_20_Emphasis"><text:span text:style-name="T1">Human Resources:</text:span></text:span> Google invests in training programs to help employees develop their skills. They offer various benefits to attract and retain talented individuals.</text:p>
        </text:list-item>
        <text:list-item>
          <text:p text:style-name="P61"><text:span text:style-name="Strong_20_Emphasis"><text:span text:style-name="T1">R&amp;D:</text:span></text:span> Samsung invests heavily in R&amp;D to develop new technologies, like the creation of foldable smartphones. This strategy keeps them at the forefront of innovation.</text:p>
        </text:list-item>
        <text:list-item>
          <text:p text:style-name="P61"><text:span text:style-name="Strong_20_Emphasis"><text:span text:style-name="T1">Information Systems:</text:span></text:span> Amazon uses its vast database to analyze customer buying patterns, helping them recommend products, manage inventory, and improve customer experience.</text:p>
        </text:list-item>
      </text:list>
      <text:p text:style-name="P19">In simple words, functional-level strategies are like individual plans for different parts of a company. Each department has its own strategy to contribute to the overall success of the business.</text:p>
      <text:p text:style-name="P6"/>
      <text:p text:style-name="P6"/>
      <text:p text:style-name="P6"/>
      <text:p text:style-name="P16">Strategy Alternatives:- Stability Strategy, Growth Strategy, Retrenchment Strategy, and</text:p>
      <text:p text:style-name="P16">Combination Strategy</text:p>
      <text:p text:style-name="P16"/>
      <text:p text:style-name="P7"><text:span text:style-name="Strong_20_Emphasis"><text:span text:style-name="T6">1. Stability Strategy:</text:span></text:span><text:span text:style-name="T5"> This strategy is about staying where you are and maintaining your current course of action. It's like keeping things steady without making big changes.</text:span></text:p>
      <text:p text:style-name="P19"><text:span text:style-name="Strong_20_Emphasis"><text:span text:style-name="T1">Real-Life Example:</text:span></text:span> Imagine a successful local bakery that has a loyal customer base. They decide to continue offering the same delicious products and great service without expanding or changing their menu. This stability strategy lets them keep doing what they're good at.</text:p>
      <text:p text:style-name="P19"><text:span text:style-name="Strong_20_Emphasis"><text:span text:style-name="T1">2. Growth Strategy:</text:span></text:span> This strategy is about making your business bigger and expanding into new areas. It involves taking calculated risks to reach new customers and markets.</text:p>
      <text:p text:style-name="P19"><text:span text:style-name="Strong_20_Emphasis"><text:span text:style-name="T1">Real-Life Example:</text:span></text:span> A small clothing brand decides to open stores in different cities and launch an online shop. They're using a growth strategy to reach more people and increase their sales and profits.</text:p>
      <text:p text:style-name="P19"><text:soft-page-break/><text:span text:style-name="Strong_20_Emphasis"><text:span text:style-name="T1">3. Retrenchment Strategy:</text:span></text:span> This strategy is all about making significant changes to get back on track when things aren't going well. It might involve cutting costs, selling off parts of the business, or even downsizing.</text:p>
      <text:p text:style-name="P19"><text:span text:style-name="Strong_20_Emphasis"><text:span text:style-name="T1">Real-Life Example:</text:span></text:span> A struggling smartphone company decides to close down its least profitable stores, lay off some employees, and focus on their most popular products. This retrenchment strategy helps them cut losses and improve their financial situation.</text:p>
      <text:p text:style-name="P19"><text:span text:style-name="Strong_20_Emphasis"><text:span text:style-name="T1">4. Combination Strategy:</text:span></text:span> This strategy combines different approaches to achieve the best outcome. It might involve using stability in some areas while pursuing growth in others.</text:p>
      <text:p text:style-name="P19"><text:span text:style-name="Strong_20_Emphasis"><text:span text:style-name="T1">Real-Life Example:</text:span></text:span> An electronics company uses a combination strategy by continuing to sell their existing products while also investing in research and development to create new innovative gadgets. This way, they maintain their current success while ensuring future growth.</text:p>
      <text:p text:style-name="P19">In simple terms, these strategy alternatives are like different paths a company can take to achieve its goals:</text:p>
      <text:list xml:id="list2234693417" text:style-name="L32">
        <text:list-item>
          <text:p text:style-name="P62"><text:span text:style-name="Strong_20_Emphasis"><text:span text:style-name="T1">Stability:</text:span></text:span> Staying steady and sticking to what's already working.</text:p>
        </text:list-item>
        <text:list-item>
          <text:p text:style-name="P62"><text:span text:style-name="Strong_20_Emphasis"><text:span text:style-name="T1">Growth:</text:span></text:span> Expanding and taking risks to reach more customers and markets.</text:p>
        </text:list-item>
        <text:list-item>
          <text:p text:style-name="P62"><text:span text:style-name="Strong_20_Emphasis"><text:span text:style-name="T1">Retrenchment:</text:span></text:span> Making big changes to fix problems and get back on track.</text:p>
        </text:list-item>
        <text:list-item>
          <text:p text:style-name="P63"><text:span text:style-name="Strong_20_Emphasis"><text:span text:style-name="T1">Combination:</text:span></text:span> Using a mix of strategies to balance current success and future growth.</text:p>
        </text:list-item>
      </text:list>
      <text:p text:style-name="P6"/>
      <text:p text:style-name="P6"/>
      <text:p text:style-name="P6"/>
      <text:p text:style-name="P6"/>
      <text:p text:style-name="P6"><text:s text:c="17"/></text:p>
      <text:p text:style-name="P6"/>
      <text:p text:style-name="P6"/>
      <text:p text:style-name="P6"/>
      <text:p text:style-name="P6"/>
      <text:p text:style-name="P6"/>
      <text:p text:style-name="P6"/>
      <text:p text:style-name="P6"/>
      <text:p text:style-name="P6"/>
      <text:p text:style-name="P6"/>
      <text:p text:style-name="P6"/>
      <text:p text:style-name="P6"><text:soft-page-break/><text:s text:c="27"/><text:span text:style-name="T10">UNIT-IV</text:span></text:p>
      <text:p text:style-name="P6"/>
      <text:p text:style-name="P6"/>
      <text:p text:style-name="P7"><text:span text:style-name="Strong_20_Emphasis"><text:span text:style-name="T6">Strategy Implementation:</text:span></text:span><text:span text:style-name="T5"> Imagine you have a game plan or a roadmap to reach a specific destination. Strategy implementation is like actually driving your car, following the directions, and making decisions along the way to make sure you reach your destination successfully. It's about putting your plan into action and making it work.</text:span></text:p>
      <text:p text:style-name="P19"><text:span text:style-name="Strong_20_Emphasis"><text:span text:style-name="T8">Real-Time Example:</text:span></text:span><text:span text:style-name="T7"> Let's say you have a small business selling homemade candles, and your strategy is to increase your online presence to reach more customers. Strategy implementation here means creating a website, setting up social media accounts, posting regularly about your candles, and interacting with customers online. It's not just having the plan to expand online, but actually doing the steps to make it happen. This involves actions like designing your website, writing engaging posts, responding to customer inquiries, and shipping orders promptly.</text:span></text:p>
      <text:p text:style-name="P20">So, strategy implementation is about turning your well-thought-out plan into concrete actions and getting closer to your goals step by step. Just like driving to a destination, it requires effort, decision-making, and adapting to changes along the way.</text:p>
      <text:p text:style-name="P6"/>
      <text:p text:style-name="P6"/>
      <text:p text:style-name="P6"/>
      <text:p text:style-name="P12">Types of Strategies : Offensive strategy, Defensive strategy, vertical</text:p>
      <text:p text:style-name="P12">integration, horizontal strategy; Tailoring strategy to fit specific industry and company situations,</text:p>
      <text:p text:style-name="P12">Strategy and Leadership, Resource Allocation as a vital part of strategy – Planning systems for</text:p>
      <text:p text:style-name="P12"><text:soft-page-break/>implementation</text:p>
      <text:p text:style-name="P6"/>
      <text:p text:style-name="P6"/>
      <text:p text:style-name="P6"/>
      <text:p text:style-name="P6"/>
      <text:p text:style-name="P6"/>
      <text:p text:style-name="P7"><text:span text:style-name="Strong_20_Emphasis"><text:span text:style-name="T6">1. Offensive Strategy:</text:span></text:span><text:span text:style-name="T5"> This strategy is about being proactive and taking actions to gain an advantage over competitors. It involves attacking the market or the competition in various ways.</text:span></text:p>
      <text:p text:style-name="P19"><text:span text:style-name="Strong_20_Emphasis"><text:span text:style-name="T1">Real-Life Example:</text:span></text:span> A smartphone company launches a new model with advanced features at a lower price than its competitors. By doing this, they are taking an offensive strategy to attract more customers and challenge their rivals.</text:p>
      <text:p text:style-name="P19"><text:span text:style-name="Strong_20_Emphasis"><text:span text:style-name="T1">2. Defensive Strategy:</text:span></text:span> Defensive strategy is all about protecting your current position in the market. It involves actions to prevent competitors from gaining an advantage over you.</text:p>
      <text:p text:style-name="P19"><text:span text:style-name="Strong_20_Emphasis"><text:span text:style-name="T1">Real-Life Example:</text:span></text:span> A popular fast-food chain notices that a new competitor is opening nearby. To defend their market share, they might launch promotions, introduce new menu items, or enhance customer service to keep customers loyal and prevent them from trying the new place.</text:p>
      <text:p text:style-name="P19"><text:span text:style-name="Strong_20_Emphasis"><text:span text:style-name="T1">3. Vertical Integration:</text:span></text:span> Vertical integration means controlling various stages of your supply chain, from raw materials to distribution. It can be backward (controlling suppliers) or forward (controlling distribution channels).</text:p>
      <text:p text:style-name="P19"><text:span text:style-name="Strong_20_Emphasis"><text:span text:style-name="T1">Real-Life Example:</text:span></text:span> A car company decides to acquire a tire manufacturer and a dealership network. By doing this, they control both the production of a key component (tires) and the means to sell their cars directly to customers. This helps them have more control over quality and pricing.</text:p>
      <text:p text:style-name="P19"><text:span text:style-name="Strong_20_Emphasis"><text:span text:style-name="T1">4. Horizontal Strategy:</text:span></text:span> A horizontal strategy involves expanding within the same industry by acquiring or merging with competitors.</text:p>
      <text:p text:style-name="P19"><text:span text:style-name="Strong_20_Emphasis"><text:span text:style-name="T1">Real-Life Example:</text:span></text:span> A beverage company acquires another beverage company that produces a different type of drink. This horizontal strategy allows them to expand their product portfolio within their existing market.</text:p>
      <text:p text:style-name="P19"><text:span text:style-name="Strong_20_Emphasis"><text:span text:style-name="T1">5. Tailoring Strategy to Fit Specific Industry and Company Situations:</text:span></text:span> This means customizing your strategy to match the unique characteristics of your industry and your company's strengths and weaknesses.</text:p>
      <text:p text:style-name="P19"><text:span text:style-name="Strong_20_Emphasis"><text:span text:style-name="T1">Real-Life Example:</text:span></text:span> A tech startup that specializes in mobile apps might focus on a strategy of rapid innovation and continuous updates because the tech industry demands constant evolution and improvement to stay competitive.</text:p>
      <text:p text:style-name="P19"><text:soft-page-break/><text:span text:style-name="Strong_20_Emphasis"><text:span text:style-name="T1">6. Strategy and Leadership:</text:span></text:span> This concept emphasizes how strong leadership is crucial for implementing a strategy successfully. Leaders need to inspire and guide the team toward the strategic goals.</text:p>
      <text:p text:style-name="P19"><text:span text:style-name="Strong_20_Emphasis"><text:span text:style-name="T1">Real-Life Example:</text:span></text:span> A retail company's CEO is passionate about sustainability. She leads by example, guiding the company to adopt eco-friendly practices in manufacturing and packaging. This aligns with the company's strategy of being environmentally responsible.</text:p>
      <text:p text:style-name="P19"><text:span text:style-name="Strong_20_Emphasis"><text:span text:style-name="T1">7. Resource Allocation as a Vital Part of Strategy:</text:span></text:span> Resource allocation involves distributing your company's resources (money, time, manpower) effectively to support your strategy.</text:p>
      <text:p text:style-name="P19"><text:span text:style-name="Strong_20_Emphasis"><text:span text:style-name="T1">Real-Life Example:</text:span></text:span> A software company is planning to launch a new product. They allocate more funds to research and development, hiring skilled programmers and designers. This resource allocation supports their strategy of offering an innovative product.</text:p>
      <text:p text:style-name="P19"><text:span text:style-name="Strong_20_Emphasis"><text:span text:style-name="T1">8. Planning Systems for Implementation:</text:span></text:span> These are structured methods for putting your strategy into action, including setting goals, assigning tasks, and tracking progress.</text:p>
      <text:p text:style-name="P19"><text:span text:style-name="Strong_20_Emphasis"><text:span text:style-name="T1">Real-Life Example:</text:span></text:span> An e-commerce company uses project management software to outline tasks, deadlines, and responsibilities for launching a new website feature. This planning system ensures everyone knows their roles and keeps the project on track.</text:p>
      <text:p text:style-name="P19">These concepts are like different tools in a toolkit that businesses use to achieve their goals and stay competitive.</text:p>
      <text:p text:style-name="P6"/>
      <text:p text:style-name="P6"/>
      <text:p text:style-name="P6"/>
      <text:p text:style-name="P6"/>
      <text:p text:style-name="P6"/>
      <text:p text:style-name="P6"/>
      <text:p text:style-name="P6"/>
      <text:p text:style-name="P6"><text:s text:c="28"/>UNIT – V</text:p>
      <text:p text:style-name="P6"/>
      <text:p text:style-name="P8"><text:s text:c="7"/><text:span text:style-name="Strong_20_Emphasis"><text:span text:style-name="T11">Strategy Evaluation and Control</text:span></text:span></text:p>
      <text:p text:style-name="P6"/>
      <text:p text:style-name="P6"/>
      <text:p text:style-name="P7"><text:span text:style-name="Strong_20_Emphasis"><text:span text:style-name="T8">Strategy Evaluation and Control:</text:span></text:span><text:span text:style-name="T7"> Imagine you're playing a video game. After each level, you take a moment to see how well you did and adjust your tactics if needed. Strategy evaluation and control in business is a </text:span><text:soft-page-break/><text:span text:style-name="T7">similar concept. It's about regularly checking how your plans are working, making sure you're on the right track, and making changes if necessary to stay successful.</text:span></text:p>
      <text:p text:style-name="P19"><text:span text:style-name="Strong_20_Emphasis"><text:span text:style-name="T1">Real-Time Example:</text:span></text:span> Let's go back to your homemade candle business. You implemented a strategy to increase online sales through a website and social media. Now, after a few months, you need to evaluate how well this strategy is working. Are your online sales increasing? Are customers engaging with your posts? Are you getting positive reviews?</text:p>
      <text:p text:style-name="P19">If you notice that your online sales are growing and you're getting good responses on social media, that's a sign your strategy is working well. However, if you see that online sales are still low and people aren't interacting much with your posts, it might be time to adjust your strategy.</text:p>
      <text:p text:style-name="P19">For instance, you could consider trying different types of posts, collaborating with influencers, or offering special promotions. Strategy evaluation and control involves keeping an eye on how your actions align with your goals and being ready to make changes if things aren't going as planned.</text:p>
      <text:p text:style-name="P19">In essence, strategy evaluation and control is like regularly checking the map and adjusting your route if there's a better way to reach your destination. It helps ensure you're moving in the right direction and making the most of your efforts.</text:p>
      <text:p text:style-name="P10"/>
      <text:p text:style-name="P10"/>
      <text:p text:style-name="P10"/>
      <text:p text:style-name="P13">Establishing strategic controls - Role of the strategist -</text:p>
      <text:p text:style-name="P13">benchmarking to evaluate performance - strategic information systems – Guidelines for proper</text:p>
      <text:p text:style-name="P13">control- Strategic surveillance -strategic audit - Strategy and Corporate Evaluation and feedback in</text:p>
      <text:p text:style-name="P13">the Indian and international context</text:p>
      <text:p text:style-name="P13"/>
      <text:p text:style-name="P13"/>
      <text:p text:style-name="P14"><text:span text:style-name="Strong_20_Emphasis"><text:span text:style-name="T4">1. Establishing Strategic Controls:</text:span></text:span><text:span text:style-name="T12"> Think of strategic controls as the checks and balances in place to make sure your plans are working as intended. Just like a pilot uses instruments to keep an airplane on course, a company uses strategic controls to keep its strategies on track. These controls can include setting specific targets, monitoring progress, and comparing actual results to the desired outcomes.</text:span></text:p>
      <text:p text:style-name="P19"><text:span text:style-name="Strong_20_Emphasis"><text:span text:style-name="T1">Real-Time Example:</text:span></text:span> Imagine you're the manager of a new coffee shop. Your strategy is to increase customer satisfaction by providing faster service. To establish strategic controls, you could <text:soft-page-break/>set a target of serving each customer within 5 minutes during busy hours. You'll monitor how long customers are actually waiting, and if you find that many are waiting longer than 5 minutes, you'll know it's time to adjust your strategy, perhaps by hiring more staff or streamlining your processes.</text:p>
      <text:p text:style-name="P19"><text:span text:style-name="Strong_20_Emphasis"><text:span text:style-name="T1">2. Role of the Strategist:</text:span></text:span> A strategist is like the captain of a ship. They're responsible for charting the course, making important decisions, and ensuring the ship (or company) reaches its destination successfully. The role involves analyzing the market, competitors, and internal resources to come up with effective plans.</text:p>
      <text:p text:style-name="P19"><text:span text:style-name="Strong_20_Emphasis"><text:span text:style-name="T1">Real-Time Example:</text:span></text:span> Think of a CEO who is also the chief strategist of a tech company. They analyze trends in the industry, study what competitors are doing, and then decide to shift the company's focus from hardware to software development. They lead their team in this direction, making sure the company adapts to changes and stays ahead of the competition.</text:p>
      <text:p text:style-name="P19"><text:span text:style-name="Strong_20_Emphasis"><text:span text:style-name="T1">3. Benchmarking to Evaluate Performance:</text:span></text:span> Benchmarking is like comparing your performance to the best in the field. It helps you identify areas where you're doing well and areas where you need improvement. By studying what the top players are doing, you can set higher standards for your own company.</text:p>
      <text:p text:style-name="P19"><text:span text:style-name="Strong_20_Emphasis"><text:span text:style-name="T1">Real-Time Example:</text:span></text:span> Imagine you run a small bakery. You want to improve your customer service. You decide to benchmark by visiting a well-known bakery chain to see how they handle customer interactions. You notice they greet customers with a smile and offer personalized recommendations. You bring this insight back to your bakery and train your staff to do the same, raising your customer service level.</text:p>
      <text:p text:style-name="P19"><text:span text:style-name="Strong_20_Emphasis"><text:span text:style-name="T1">4. Strategic Information Systems:</text:span></text:span> These are like tools that help you gather, process, and use information for making strategic decisions. Just like a detective uses a magnifying glass to uncover clues, companies use strategic information systems to uncover insights that guide their plans.</text:p>
      <text:p text:style-name="P19"><text:span text:style-name="Strong_20_Emphasis"><text:span text:style-name="T1">Real-Time Example:</text:span></text:span> A retail company uses a sophisticated software system that tracks customer purchases, preferences, and trends. This information helps them stock the right products, create targeted promotions, and tailor their strategies to customer needs, leading to increased sales and customer satisfaction.</text:p>
      <text:p text:style-name="P19"><text:span text:style-name="Strong_20_Emphasis"><text:span text:style-name="T1">5. Guidelines for Proper Control:</text:span></text:span> These are like rules and principles that help ensure everything stays on track. They provide a framework for decision-making and help prevent deviations from the intended course.</text:p>
      <text:p text:style-name="P19"><text:span text:style-name="Strong_20_Emphasis"><text:span text:style-name="T1">Real-Time Example:</text:span></text:span> A manufacturing company sets guidelines for quality control. They specify the acceptable range of defects in their products. If too many products fall outside this range, it triggers an investigation and corrective actions are taken to ensure the quality meets the required standards.</text:p>
      <text:p text:style-name="P19"><text:span text:style-name="Strong_20_Emphasis"><text:span text:style-name="T1">6. Strategic Surveillance:</text:span></text:span> This is like keeping a watchful eye on the environment and the competition. It helps you stay prepared for any changes and seize new opportunities.</text:p>
      <text:p text:style-name="P19"><text:span text:style-name="Strong_20_Emphasis"><text:span text:style-name="T1">Real-Time Example:</text:span></text:span> A tech startup in the mobile app industry keeps a constant watch on emerging technologies and trends. They notice that augmented reality is gaining popularity, so they <text:soft-page-break/>adjust their strategy to include AR features in their app, staying ahead of the curve and attracting more users.</text:p>
      <text:p text:style-name="P19"><text:span text:style-name="Strong_20_Emphasis"><text:span text:style-name="T1">7. Strategic Audit:</text:span></text:span> A strategic audit is like a health checkup for your company's strategies. It involves reviewing your plans, processes, and performance to identify strengths, weaknesses, opportunities, and threats.</text:p>
      <text:p text:style-name="P19"><text:span text:style-name="Strong_20_Emphasis"><text:span text:style-name="T1">Real-Time Example:</text:span></text:span> An automobile manufacturer conducts a strategic audit. They find that their production process is inefficient and their competitors are using more sustainable materials. They decide to invest in upgrading their manufacturing process and adopting eco-friendly materials, positioning themselves for long-term success.</text:p>
      <text:p text:style-name="P19"><text:span text:style-name="Strong_20_Emphasis"><text:span text:style-name="T1">8. Strategy and Corporate Evaluation and Feedback:</text:span></text:span> This is like receiving feedback on how well your strategies are working at the company level. It helps you make necessary adjustments and improvements to achieve your goals.</text:p>
      <text:p text:style-name="P19"><text:span text:style-name="Strong_20_Emphasis"><text:span text:style-name="T1">Real-Time Example:</text:span></text:span> A multinational company conducts an annual review of its strategies. They analyze financial results, customer satisfaction data, and employee feedback. They find that a recent expansion into a new market didn't yield expected results. They decide to refine their approach by conducting more market research and localizing their offerings to better suit that market's preferences.</text:p>
      <text:p text:style-name="P19"><text:span text:style-name="Strong_20_Emphasis"><text:span text:style-name="T1">Remember, these concepts are like tools in a toolbox. Companies use them to navigate the complex business landscape and make sure their strategies lead to success.</text:span></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2T18:05:51.128106410</meta:creation-date>
    <dc:date>2023-08-27T23:29:26.956987390</dc:date>
    <meta:editing-duration>PT14H9M3S</meta:editing-duration>
    <meta:editing-cycles>61</meta:editing-cycles>
    <meta:generator>LibreOffice/7.3.7.2$Linux_X86_64 LibreOffice_project/30$Build-2</meta:generator>
    <meta:document-statistic meta:table-count="0" meta:image-count="0" meta:object-count="0" meta:page-count="41" meta:paragraph-count="511" meta:word-count="14197" meta:character-count="89584" meta:non-whitespace-character-count="75827"/>
  </office:meta>
</office:document-meta>
</file>